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2.74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74.24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6.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2"/>
    <style:style style:name="ce3" style:family="table-cell" style:parent-style-name="Default" style:data-style-name="N121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4" table:number-columns-repeated="1011" table:default-cell-style-name="ce1"/>
        <table:table-row table:style-name="ro1">
          <table:table-cell table:number-columns-repeated="9"/>
          <table:table-cell table:style-name="ce5" office:value-type="string" calcext:value-type="string" table:number-columns-spanned="4" table:number-rows-spanned="1">
            <text:p>Averages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Recursive</text:p>
          </table:table-cell>
          <table:table-cell table:number-columns-repeated="3"/>
          <table:table-cell table:style-name="ce5" office:value-type="string" calcext:value-type="string" table:number-columns-spanned="2" table:number-rows-spanned="1">
            <text:p>Time taken</text:p>
          </table:table-cell>
          <table:covered-table-cell/>
          <table:table-cell table:style-name="ce5" office:value-type="string" calcext:value-type="string" table:number-columns-spanned="2" table:number-rows-spanned="1">
            <text:p>Memory Used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Memory Used</text:p>
          </table:table-cell>
          <table:covered-table-cell/>
          <table:table-cell table:number-columns-repeated="100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Time taken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cursive</text:p>
          </table:table-cell>
          <table:table-cell/>
          <table:table-cell office:value-type="string" calcext:value-type="string">
            <text:p>Iterative</text:p>
          </table:table-cell>
          <table:table-cell office:value-type="string" calcext:value-type="string">
            <text:p>Recursiv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986" calcext:value-type="float">
            <text:p>13986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13986" calcext:value-type="float">
            <text:p>13986</text:p>
          </table:table-cell>
          <table:table-cell office:value-type="float" office:value="0.007523" calcext:value-type="float">
            <text:p>0.00752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0027628" calcext:value-type="float">
            <text:p>0.00</text:p>
          </table:table-cell>
          <table:table-cell table:style-name="ce4" office:value-type="float" office:value="0.0071966" calcext:value-type="float">
            <text:p>0.01</text:p>
          </table:table-cell>
          <table:table-cell table:style-name="ce3" table:formula="of:=[.O4]/1024/1024" office:value-type="float" office:value="0.0133380889892578" calcext:value-type="float">
            <text:p>0.013</text:p>
          </table:table-cell>
          <table:table-cell table:style-name="ce3" table:formula="of:=[.P4]/1024/1024" office:value-type="float" office:value="0.0133380889892578" calcext:value-type="float">
            <text:p>0.013</text:p>
          </table:table-cell>
          <table:table-cell/>
          <table:table-cell table:number-columns-repeated="2" office:value-type="float" office:value="13986" calcext:value-type="float">
            <text:p>1398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986" calcext:value-type="float">
            <text:p>13986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13986" calcext:value-type="float">
            <text:p>13986</text:p>
          </table:table-cell>
          <table:table-cell office:value-type="float" office:value="0.007107" calcext:value-type="float">
            <text:p>0.00710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0.0035906" calcext:value-type="float">
            <text:p>0.00</text:p>
          </table:table-cell>
          <table:table-cell table:style-name="ce4" office:value-type="float" office:value="48.4170812" calcext:value-type="float">
            <text:p>48.42</text:p>
          </table:table-cell>
          <table:table-cell table:style-name="ce3" table:formula="of:=[.O5]/1024/1024" office:value-type="float" office:value="0.0526485443115234" calcext:value-type="float">
            <text:p>0.053</text:p>
          </table:table-cell>
          <table:table-cell table:style-name="ce3" table:formula="of:=[.P5]/1024/1024" office:value-type="float" office:value="0.0526485443115234" calcext:value-type="float">
            <text:p>0.053</text:p>
          </table:table-cell>
          <table:table-cell/>
          <table:table-cell table:number-columns-repeated="2" office:value-type="float" office:value="55206" calcext:value-type="float">
            <text:p>5520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986" calcext:value-type="float">
            <text:p>13986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13986" calcext:value-type="float">
            <text:p>13986</text:p>
          </table:table-cell>
          <table:table-cell office:value-type="float" office:value="0.007099" calcext:value-type="float">
            <text:p>0.007099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" office:value-type="float" office:value="7.2025828" calcext:value-type="float">
            <text:p>7.20</text:p>
          </table:table-cell>
          <table:table-cell table:style-name="ce4" office:value-type="float" office:value="33.4209682" calcext:value-type="float">
            <text:p>33.42</text:p>
          </table:table-cell>
          <table:table-cell table:style-name="ce3" table:formula="of:=[.O6]/1024/1024" office:value-type="float" office:value="381.654172897339" calcext:value-type="float">
            <text:p>381.654</text:p>
          </table:table-cell>
          <table:table-cell table:style-name="ce3" table:formula="of:=[.P6]/1024/1024" office:value-type="float" office:value="381.654172897339" calcext:value-type="float">
            <text:p>381.654</text:p>
          </table:table-cell>
          <table:table-cell/>
          <table:table-cell table:number-columns-repeated="2" office:value-type="float" office:value="400193406" calcext:value-type="float">
            <text:p>40019340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986" calcext:value-type="float">
            <text:p>13986</text:p>
          </table:table-cell>
          <table:table-cell office:value-type="float" office:value="0.002715" calcext:value-type="float">
            <text:p>0.002715</text:p>
          </table:table-cell>
          <table:table-cell office:value-type="float" office:value="13986" calcext:value-type="float">
            <text:p>13986</text:p>
          </table:table-cell>
          <table:table-cell office:value-type="float" office:value="0.007146" calcext:value-type="float">
            <text:p>0.007146</text:p>
          </table:table-cell>
          <table:table-cell/>
          <table:table-cell office:value-type="float" office:value="20000" calcext:value-type="float">
            <text:p>20000</text:p>
          </table:table-cell>
          <table:table-cell table:style-name="ce4" office:value-type="float" office:value="29.0211118" calcext:value-type="float">
            <text:p>29.02</text:p>
          </table:table-cell>
          <table:table-cell table:style-name="ce4" office:value-type="float" office:value="137.942014" calcext:value-type="float">
            <text:p>137.94</text:p>
          </table:table-cell>
          <table:table-cell table:style-name="ce3" table:formula="of:=[.O7]/1024/1024" office:value-type="float" office:value="1526.23501396179" calcext:value-type="float">
            <text:p>1526.235</text:p>
          </table:table-cell>
          <table:table-cell table:style-name="ce3" table:formula="of:=[.P7]/1024/1024" office:value-type="float" office:value="1526.23501396179" calcext:value-type="float">
            <text:p>1526.235</text:p>
          </table:table-cell>
          <table:table-cell/>
          <table:table-cell table:number-columns-repeated="2" office:value-type="float" office:value="1600373406" calcext:value-type="float">
            <text:p>160037340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986" calcext:value-type="float">
            <text:p>1398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13986" calcext:value-type="float">
            <text:p>13986</text:p>
          </table:table-cell>
          <table:table-cell office:value-type="float" office:value="0.007108" calcext:value-type="float">
            <text:p>0.007108</text:p>
          </table:table-cell>
          <table:table-cell/>
          <table:table-cell office:value-type="float" office:value="40000" calcext:value-type="float">
            <text:p>40000</text:p>
          </table:table-cell>
          <table:table-cell table:style-name="ce4" office:value-type="float" office:value="114.6996384" calcext:value-type="float">
            <text:p>114.70</text:p>
          </table:table-cell>
          <table:table-cell table:style-name="ce4" office:value-type="float" office:value="584.7393926" calcext:value-type="float">
            <text:p>584.74</text:p>
          </table:table-cell>
          <table:table-cell table:style-name="ce3" table:formula="of:=[.O8]/1024/1024" office:value-type="float" office:value="6104.2150554657" calcext:value-type="float">
            <text:p>6104.215</text:p>
          </table:table-cell>
          <table:table-cell table:style-name="ce3" table:formula="of:=[.P8]/1024/1024" office:value-type="float" office:value="6104.2150554657" calcext:value-type="float">
            <text:p>6104.215</text:p>
          </table:table-cell>
          <table:table-cell/>
          <table:table-cell table:number-columns-repeated="2" office:value-type="float" office:value="6400733406" calcext:value-type="float">
            <text:p>640073340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AVERAGE([.D4:.D8])" office:value-type="float" office:value="13986" calcext:value-type="float">
            <text:p>13986</text:p>
          </table:table-cell>
          <table:table-cell table:formula="of:=AVERAGE([.E4:.E8])" office:value-type="float" office:value="0.0027628" calcext:value-type="float">
            <text:p>0.0027628</text:p>
          </table:table-cell>
          <table:table-cell table:formula="of:=AVERAGE([.F4:.F8])" office:value-type="float" office:value="13986" calcext:value-type="float">
            <text:p>13986</text:p>
          </table:table-cell>
          <table:table-cell table:formula="of:=AVERAGE([.G4:.G8])" office:value-type="float" office:value="0.0071966" calcext:value-type="float">
            <text:p>0.0071966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4" office:value-type="float" office:value="190.1504296" calcext:value-type="float">
            <text:p>190.15</text:p>
          </table:table-cell>
          <table:table-cell table:style-name="ce4"/>
          <table:table-cell table:number-columns-repeated="3"/>
          <table:table-cell table:number-columns-repeated="2" office:value-type="float" office:value="10000913406" calcext:value-type="float">
            <text:p>1000091340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Time taken</text:p>
          </table:table-cell>
          <table:table-cell>
            <draw:frame draw:z-index="0" draw:name="Chart 1" draw:style-name="gr1" svg:width="435pt" svg:height="216pt" svg:x="21.6pt" svg:y="13.8pt">
              <draw:object draw:notify-on-update-of-ranges="'Test 1'.I4:'Test 1'.I8 'Test 1'.J3:'Test 1'.J3 'Test 1'.J4:'Test 1'.J8 'Test 1'.K3:'Test 1'.K3 'Test 1'.K4:'Test 1'.K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draw:z-index="1" draw:name="Chart 3" draw:style-name="gr1" svg:width="435pt" svg:height="216pt" svg:x="0.23pt" svg:y="13.8pt">
              <draw:object draw:notify-on-update-of-ranges="'Test 1'.I4:'Test 1'.I8 'Test 1'.L3:'Test 1'.L3 'Test 1'.L4:'Test 1'.L8 'Test 1'.M3:'Test 1'.M3 'Test 1'.M4:'Test 1'.M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206" calcext:value-type="float">
            <text:p>55206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55206" calcext:value-type="float">
            <text:p>55206</text:p>
          </table:table-cell>
          <table:table-cell office:value-type="float" office:value="48.435982" calcext:value-type="float">
            <text:p>48.43598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5206" calcext:value-type="float">
            <text:p>55206</text:p>
          </table:table-cell>
          <table:table-cell office:value-type="float" office:value="0.003469" calcext:value-type="float">
            <text:p>0.003469</text:p>
          </table:table-cell>
          <table:table-cell office:value-type="float" office:value="55206" calcext:value-type="float">
            <text:p>55206</text:p>
          </table:table-cell>
          <table:table-cell office:value-type="float" office:value="48.414389" calcext:value-type="float">
            <text:p>48.41438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5206" calcext:value-type="float">
            <text:p>55206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55206" calcext:value-type="float">
            <text:p>55206</text:p>
          </table:table-cell>
          <table:table-cell office:value-type="float" office:value="48.406385" calcext:value-type="float">
            <text:p>48.40638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5206" calcext:value-type="float">
            <text:p>55206</text:p>
          </table:table-cell>
          <table:table-cell office:value-type="float" office:value="0.004039" calcext:value-type="float">
            <text:p>0.004039</text:p>
          </table:table-cell>
          <table:table-cell office:value-type="float" office:value="55206" calcext:value-type="float">
            <text:p>55206</text:p>
          </table:table-cell>
          <table:table-cell office:value-type="float" office:value="48.466611" calcext:value-type="float">
            <text:p>48.46661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206" calcext:value-type="float">
            <text:p>55206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55206" calcext:value-type="float">
            <text:p>55206</text:p>
          </table:table-cell>
          <table:table-cell office:value-type="float" office:value="48.362039" calcext:value-type="float">
            <text:p>48.36203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AVERAGE([.D11:.D15])" office:value-type="float" office:value="55206" calcext:value-type="float">
            <text:p>55206</text:p>
          </table:table-cell>
          <table:table-cell table:formula="of:=AVERAGE([.E11:.E15])" office:value-type="float" office:value="0.0035906" calcext:value-type="float">
            <text:p>0.0035906</text:p>
          </table:table-cell>
          <table:table-cell table:formula="of:=AVERAGE([.F11:.F15])" office:value-type="float" office:value="55206" calcext:value-type="float">
            <text:p>55206</text:p>
          </table:table-cell>
          <table:table-cell table:formula="of:=AVERAGE([.G11:.G15])" office:value-type="float" office:value="48.4170812" calcext:value-type="float">
            <text:p>48.41708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Time tak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193406" calcext:value-type="float">
            <text:p>400193406</text:p>
          </table:table-cell>
          <table:table-cell office:value-type="float" office:value="7.189869" calcext:value-type="float">
            <text:p>7.189869</text:p>
          </table:table-cell>
          <table:table-cell office:value-type="float" office:value="400193406" calcext:value-type="float">
            <text:p>400193406</text:p>
          </table:table-cell>
          <table:table-cell office:value-type="float" office:value="33.403323" calcext:value-type="float">
            <text:p>33.40332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193406" calcext:value-type="float">
            <text:p>400193406</text:p>
          </table:table-cell>
          <table:table-cell office:value-type="float" office:value="7.182728" calcext:value-type="float">
            <text:p>7.182728</text:p>
          </table:table-cell>
          <table:table-cell office:value-type="float" office:value="400193406" calcext:value-type="float">
            <text:p>400193406</text:p>
          </table:table-cell>
          <table:table-cell office:value-type="float" office:value="33.404257" calcext:value-type="float">
            <text:p>33.40425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0193406" calcext:value-type="float">
            <text:p>400193406</text:p>
          </table:table-cell>
          <table:table-cell office:value-type="float" office:value="7.186489" calcext:value-type="float">
            <text:p>7.186489</text:p>
          </table:table-cell>
          <table:table-cell office:value-type="float" office:value="400193406" calcext:value-type="float">
            <text:p>400193406</text:p>
          </table:table-cell>
          <table:table-cell office:value-type="float" office:value="33.37505" calcext:value-type="float">
            <text:p>33.375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193406" calcext:value-type="float">
            <text:p>400193406</text:p>
          </table:table-cell>
          <table:table-cell office:value-type="float" office:value="7.270358" calcext:value-type="float">
            <text:p>7.270358</text:p>
          </table:table-cell>
          <table:table-cell office:value-type="float" office:value="400193406" calcext:value-type="float">
            <text:p>400193406</text:p>
          </table:table-cell>
          <table:table-cell office:value-type="float" office:value="33.379578" calcext:value-type="float">
            <text:p>33.37957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0193406" calcext:value-type="float">
            <text:p>400193406</text:p>
          </table:table-cell>
          <table:table-cell office:value-type="float" office:value="7.18347" calcext:value-type="float">
            <text:p>7.18347</text:p>
          </table:table-cell>
          <table:table-cell office:value-type="float" office:value="400193406" calcext:value-type="float">
            <text:p>400193406</text:p>
          </table:table-cell>
          <table:table-cell office:value-type="float" office:value="33.542633" calcext:value-type="float">
            <text:p>33.54263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AVERAGE([.D18:.D22])" office:value-type="float" office:value="400193406" calcext:value-type="float">
            <text:p>400193406</text:p>
          </table:table-cell>
          <table:table-cell table:formula="of:=AVERAGE([.E18:.E22])" office:value-type="float" office:value="7.2025828" calcext:value-type="float">
            <text:p>7.2025828</text:p>
          </table:table-cell>
          <table:table-cell table:formula="of:=AVERAGE([.F18:.F22])" office:value-type="float" office:value="400193406" calcext:value-type="float">
            <text:p>400193406</text:p>
          </table:table-cell>
          <table:table-cell table:formula="of:=AVERAGE([.G18:.G22])" office:value-type="float" office:value="33.4209682" calcext:value-type="float">
            <text:p>33.42096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Time tak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373406" calcext:value-type="float">
            <text:p>1600373406</text:p>
          </table:table-cell>
          <table:table-cell office:value-type="float" office:value="29.412831" calcext:value-type="float">
            <text:p>29.412831</text:p>
          </table:table-cell>
          <table:table-cell office:value-type="float" office:value="1600373406" calcext:value-type="float">
            <text:p>1600373406</text:p>
          </table:table-cell>
          <table:table-cell office:value-type="float" office:value="137.800216" calcext:value-type="float">
            <text:p>137.80021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373406" calcext:value-type="float">
            <text:p>1600373406</text:p>
          </table:table-cell>
          <table:table-cell office:value-type="float" office:value="29.521403" calcext:value-type="float">
            <text:p>29.521403</text:p>
          </table:table-cell>
          <table:table-cell office:value-type="float" office:value="1600373406" calcext:value-type="float">
            <text:p>1600373406</text:p>
          </table:table-cell>
          <table:table-cell office:value-type="float" office:value="137.958958" calcext:value-type="float">
            <text:p>137.9589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00373406" calcext:value-type="float">
            <text:p>1600373406</text:p>
          </table:table-cell>
          <table:table-cell office:value-type="float" office:value="28.723789" calcext:value-type="float">
            <text:p>28.723789</text:p>
          </table:table-cell>
          <table:table-cell office:value-type="float" office:value="1600373406" calcext:value-type="float">
            <text:p>1600373406</text:p>
          </table:table-cell>
          <table:table-cell office:value-type="float" office:value="137.776188" calcext:value-type="float">
            <text:p>137.77618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373406" calcext:value-type="float">
            <text:p>1600373406</text:p>
          </table:table-cell>
          <table:table-cell office:value-type="float" office:value="28.730389" calcext:value-type="float">
            <text:p>28.730389</text:p>
          </table:table-cell>
          <table:table-cell office:value-type="float" office:value="1600373406" calcext:value-type="float">
            <text:p>1600373406</text:p>
          </table:table-cell>
          <table:table-cell office:value-type="float" office:value="138.372671" calcext:value-type="float">
            <text:p>138.37267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0373406" calcext:value-type="float">
            <text:p>1600373406</text:p>
          </table:table-cell>
          <table:table-cell office:value-type="float" office:value="28.717147" calcext:value-type="float">
            <text:p>28.717147</text:p>
          </table:table-cell>
          <table:table-cell office:value-type="float" office:value="1600373406" calcext:value-type="float">
            <text:p>1600373406</text:p>
          </table:table-cell>
          <table:table-cell office:value-type="float" office:value="137.802037" calcext:value-type="float">
            <text:p>137.8020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AVERAGE([.D25:.D29])" office:value-type="float" office:value="1600373406" calcext:value-type="float">
            <text:p>1600373406</text:p>
          </table:table-cell>
          <table:table-cell table:formula="of:=AVERAGE([.E25:.E29])" office:value-type="float" office:value="29.0211118" calcext:value-type="float">
            <text:p>29.0211118</text:p>
          </table:table-cell>
          <table:table-cell table:formula="of:=AVERAGE([.F25:.F29])" office:value-type="float" office:value="1600373406" calcext:value-type="float">
            <text:p>1600373406</text:p>
          </table:table-cell>
          <table:table-cell table:formula="of:=AVERAGE([.G25:.G29])" office:value-type="float" office:value="137.942014" calcext:value-type="float">
            <text:p>137.9420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Time tak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733406" calcext:value-type="float">
            <text:p>6400733406</text:p>
          </table:table-cell>
          <table:table-cell office:value-type="float" office:value="114.695168" calcext:value-type="float">
            <text:p>114.695168</text:p>
          </table:table-cell>
          <table:table-cell office:value-type="float" office:value="6400733406" calcext:value-type="float">
            <text:p>6400733406</text:p>
          </table:table-cell>
          <table:table-cell office:value-type="float" office:value="552.005179" calcext:value-type="float">
            <text:p>552.00517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733406" calcext:value-type="float">
            <text:p>6400733406</text:p>
          </table:table-cell>
          <table:table-cell office:value-type="float" office:value="114.696975" calcext:value-type="float">
            <text:p>114.696975</text:p>
          </table:table-cell>
          <table:table-cell office:value-type="float" office:value="6400733406" calcext:value-type="float">
            <text:p>6400733406</text:p>
          </table:table-cell>
          <table:table-cell office:value-type="float" office:value="553.460939" calcext:value-type="float">
            <text:p>553.46093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400733406" calcext:value-type="float">
            <text:p>6400733406</text:p>
          </table:table-cell>
          <table:table-cell office:value-type="float" office:value="114.693957" calcext:value-type="float">
            <text:p>114.693957</text:p>
          </table:table-cell>
          <table:table-cell office:value-type="float" office:value="6400733406" calcext:value-type="float">
            <text:p>6400733406</text:p>
          </table:table-cell>
          <table:table-cell office:value-type="float" office:value="581.922537" calcext:value-type="float">
            <text:p>581.9225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733406" calcext:value-type="float">
            <text:p>6400733406</text:p>
          </table:table-cell>
          <table:table-cell office:value-type="float" office:value="114.708127" calcext:value-type="float">
            <text:p>114.708127</text:p>
          </table:table-cell>
          <table:table-cell office:value-type="float" office:value="6400733406" calcext:value-type="float">
            <text:p>6400733406</text:p>
          </table:table-cell>
          <table:table-cell office:value-type="float" office:value="627.772391" calcext:value-type="float">
            <text:p>627.77239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400733406" calcext:value-type="float">
            <text:p>6400733406</text:p>
          </table:table-cell>
          <table:table-cell office:value-type="float" office:value="114.703965" calcext:value-type="float">
            <text:p>114.703965</text:p>
          </table:table-cell>
          <table:table-cell office:value-type="float" office:value="6400733406" calcext:value-type="float">
            <text:p>6400733406</text:p>
          </table:table-cell>
          <table:table-cell office:value-type="float" office:value="608.535917" calcext:value-type="float">
            <text:p>608.53591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AVERAGE([.D32:.D36])" office:value-type="float" office:value="6400733406" calcext:value-type="float">
            <text:p>6400733406</text:p>
          </table:table-cell>
          <table:table-cell table:formula="of:=AVERAGE([.E32:.E36])" office:value-type="float" office:value="114.6996384" calcext:value-type="float">
            <text:p>114.6996384</text:p>
          </table:table-cell>
          <table:table-cell table:formula="of:=AVERAGE([.F32:.F36])" office:value-type="float" office:value="6400733406" calcext:value-type="float">
            <text:p>6400733406</text:p>
          </table:table-cell>
          <table:table-cell table:formula="of:=AVERAGE([.G32:.G36])" office:value-type="float" office:value="584.7393926" calcext:value-type="float">
            <text:p>584.73939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Time tak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0913406" calcext:value-type="float">
            <text:p>10000913406</text:p>
          </table:table-cell>
          <table:table-cell office:value-type="float" office:value="196.62562" calcext:value-type="float">
            <text:p>196.62562</text:p>
          </table:table-cell>
          <table:table-cell office:value-type="float" office:value="10000913406" calcext:value-type="float">
            <text:p>100009134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0913406" calcext:value-type="float">
            <text:p>10000913406</text:p>
          </table:table-cell>
          <table:table-cell office:value-type="float" office:value="191.158417" calcext:value-type="float">
            <text:p>191.158417</text:p>
          </table:table-cell>
          <table:table-cell office:value-type="float" office:value="10000913406" calcext:value-type="float">
            <text:p>100009134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0913406" calcext:value-type="float">
            <text:p>10000913406</text:p>
          </table:table-cell>
          <table:table-cell office:value-type="float" office:value="184.230333" calcext:value-type="float">
            <text:p>184.230333</text:p>
          </table:table-cell>
          <table:table-cell office:value-type="float" office:value="10000913406" calcext:value-type="float">
            <text:p>100009134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0913406" calcext:value-type="float">
            <text:p>10000913406</text:p>
          </table:table-cell>
          <table:table-cell office:value-type="float" office:value="188.940584" calcext:value-type="float">
            <text:p>188.940584</text:p>
          </table:table-cell>
          <table:table-cell office:value-type="float" office:value="10000913406" calcext:value-type="float">
            <text:p>100009134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0913406" calcext:value-type="float">
            <text:p>10000913406</text:p>
          </table:table-cell>
          <table:table-cell office:value-type="float" office:value="189.797194" calcext:value-type="float">
            <text:p>189.797194</text:p>
          </table:table-cell>
          <table:table-cell office:value-type="float" office:value="10000913406" calcext:value-type="float">
            <text:p>100009134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AVERAGE([.D39:.D43])" office:value-type="float" office:value="10000913406" calcext:value-type="float">
            <text:p>10000913406</text:p>
          </table:table-cell>
          <table:table-cell table:formula="of:=AVERAGE([.E39:.E43])" office:value-type="float" office:value="190.1504296" calcext:value-type="float">
            <text:p>190.1504296</text:p>
          </table:table-cell>
          <table:table-cell table:formula="of:=AVERAGE([.F39:.F43])" office:value-type="float" office:value="10000913406" calcext:value-type="float">
            <text:p>10000913406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2" table:style-name="ta2">
        <table:shapes>
          <draw:frame draw:z-index="0" draw:style-name="gr2" draw:text-style-name="P1" svg:width="453.23pt" svg:height="255.63pt" svg:x="462.16pt" svg:y="211.24pt">
            <draw:object draw:notify-on-update-of-ranges="'Test 2'.P4:'Test 2'.P9 'Test 2'.O3:'Test 2'.O3 'Test 2'.O4:'Test 2'.O8 'Test 2'.P3:'Test 2'.P3 'Test 2'.P4:'Test 2'.P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1" svg:width="453.23pt" svg:height="255.63pt" svg:x="460.66pt" svg:y="490.68pt">
            <draw:object draw:notify-on-update-of-ranges="'Test 2'.N4:'Test 2'.N9 'Test 2'.Q3:'Test 2'.Q3 'Test 2'.Q4:'Test 2'.Q9 'Test 2'.R3:'Test 2'.R3 'Test 2'.R4:'Test 2'.R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number-columns-repeated="16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recursive</text:p>
          </table:table-cell>
          <table:table-cell table:number-columns-repeated="3"/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cursiv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cursiv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744" calcext:value-type="float">
            <text:p>13744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13986" calcext:value-type="float">
            <text:p>13986</text:p>
          </table:table-cell>
          <table:table-cell office:value-type="float" office:value="0.423088" calcext:value-type="float">
            <text:p>0.42308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9]" office:value-type="float" office:value="13744" calcext:value-type="float">
            <text:p>13744</text:p>
          </table:table-cell>
          <table:table-cell table:formula="of:=[.E9]" office:value-type="float" office:value="13986" calcext:value-type="float">
            <text:p>13986</text:p>
          </table:table-cell>
          <table:table-cell table:formula="of:=[.D9]" office:value-type="float" office:value="0.001296" calcext:value-type="float">
            <text:p>0.001296</text:p>
          </table:table-cell>
          <table:table-cell table:formula="of:=[.F9]" office:value-type="float" office:value="0.423088" calcext:value-type="float">
            <text:p>0.42308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4]/1024/1024" office:value-type="float" office:value="0.0131072998046875" calcext:value-type="float">
            <text:p>0.013107299804688</text:p>
          </table:table-cell>
          <table:table-cell table:formula="of:=[.J4]/1024/1024" office:value-type="float" office:value="0.0133380889892578" calcext:value-type="float">
            <text:p>0.013338088989258</text:p>
          </table:table-cell>
          <table:table-cell table:formula="of:=[.K4]" office:value-type="float" office:value="0.001296" calcext:value-type="float">
            <text:p>0.001296</text:p>
          </table:table-cell>
          <table:table-cell table:formula="of:=[.L4]" office:value-type="float" office:value="0.423088" calcext:value-type="float">
            <text:p>0.4230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[.C18]" office:value-type="float" office:value="34804" calcext:value-type="float">
            <text:p>34804</text:p>
          </table:table-cell>
          <table:table-cell table:formula="of:=[.E18]" office:value-type="float" office:value="55206" calcext:value-type="float">
            <text:p>55206</text:p>
          </table:table-cell>
          <table:table-cell table:formula="of:=[.D18]" office:value-type="float" office:value="0.002253" calcext:value-type="float">
            <text:p>0.002253</text:p>
          </table:table-cell>
          <table:table-cell table:formula="of:=[.F18]" office:value-type="float" office:value="0.199716" calcext:value-type="float">
            <text:p>0.19971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5]/1024/1024" office:value-type="float" office:value="0.0331916809082031" calcext:value-type="float">
            <text:p>0.033191680908203</text:p>
          </table:table-cell>
          <table:table-cell table:formula="of:=[.J5]/1024/1024" office:value-type="float" office:value="0.0526485443115234" calcext:value-type="float">
            <text:p>0.052648544311524</text:p>
          </table:table-cell>
          <table:table-cell table:formula="of:=[.K5]" office:value-type="float" office:value="0.002253" calcext:value-type="float">
            <text:p>0.002253</text:p>
          </table:table-cell>
          <table:table-cell table:formula="of:=[.L5]" office:value-type="float" office:value="0.199716" calcext:value-type="float">
            <text:p>0.1997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[.C27]" office:value-type="float" office:value="96204" calcext:value-type="float">
            <text:p>96204</text:p>
          </table:table-cell>
          <table:table-cell table:formula="of:=[.E27]" office:value-type="float" office:value="177006" calcext:value-type="float">
            <text:p>177006</text:p>
          </table:table-cell>
          <table:table-cell table:formula="of:=[.D27]" office:value-type="float" office:value="0.00464" calcext:value-type="float">
            <text:p>0.00464</text:p>
          </table:table-cell>
          <table:table-cell table:formula="of:=[.F27]" office:value-type="float" office:value="0.233136" calcext:value-type="float">
            <text:p>0.233136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I6]/1024/1024" office:value-type="float" office:value="0.0917472839355469" calcext:value-type="float">
            <text:p>0.091747283935547</text:p>
          </table:table-cell>
          <table:table-cell table:formula="of:=[.J6]/1024/1024" office:value-type="float" office:value="0.168806076049805" calcext:value-type="float">
            <text:p>0.168806076049805</text:p>
          </table:table-cell>
          <table:table-cell table:formula="of:=[.K6]" office:value-type="float" office:value="0.00464" calcext:value-type="float">
            <text:p>0.00464</text:p>
          </table:table-cell>
          <table:table-cell table:formula="of:=[.L6]" office:value-type="float" office:value="0.233136" calcext:value-type="float">
            <text:p>0.2331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[.C36]" office:value-type="float" office:value="520404" calcext:value-type="float">
            <text:p>520404</text:p>
          </table:table-cell>
          <table:table-cell table:formula="of:=[.E36]" office:value-type="float" office:value="1022406" calcext:value-type="float">
            <text:p>1022406</text:p>
          </table:table-cell>
          <table:table-cell table:formula="of:=[.D36]" office:value-type="float" office:value="0.021294" calcext:value-type="float">
            <text:p>0.021294</text:p>
          </table:table-cell>
          <table:table-cell table:formula="of:=[.F36]" office:value-type="float" office:value="3.143523" calcext:value-type="float">
            <text:p>3.143523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I7]/1024/1024" office:value-type="float" office:value="0.496295928955078" calcext:value-type="float">
            <text:p>0.496295928955078</text:p>
          </table:table-cell>
          <table:table-cell table:formula="of:=[.J7]/1024/1024" office:value-type="float" office:value="0.975042343139648" calcext:value-type="float">
            <text:p>0.975042343139648</text:p>
          </table:table-cell>
          <table:table-cell table:formula="of:=[.K7]" office:value-type="float" office:value="0.021294" calcext:value-type="float">
            <text:p>0.021294</text:p>
          </table:table-cell>
          <table:table-cell table:formula="of:=[.L7]" office:value-type="float" office:value="3.143523" calcext:value-type="float">
            <text:p>3.1435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[.C45]" office:value-type="float" office:value="2027404" calcext:value-type="float">
            <text:p>2027404</text:p>
          </table:table-cell>
          <table:table-cell table:formula="of:=[.E45]" office:value-type="float" office:value="4031406" calcext:value-type="float">
            <text:p>4031406</text:p>
          </table:table-cell>
          <table:table-cell table:formula="of:=[.D45]" office:value-type="float" office:value="0.086933" calcext:value-type="float">
            <text:p>0.086933</text:p>
          </table:table-cell>
          <table:table-cell table:formula="of:=[.F45]" office:value-type="float" office:value="21.954467" calcext:value-type="float">
            <text:p>21.9544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I8]/1024/1024" office:value-type="float" office:value="1.9334831237793" calcext:value-type="float">
            <text:p>1.9334831237793</text:p>
          </table:table-cell>
          <table:table-cell table:formula="of:=[.J8]/1024/1024" office:value-type="float" office:value="3.84464836120605" calcext:value-type="float">
            <text:p>3.84464836120605</text:p>
          </table:table-cell>
          <table:table-cell table:formula="of:=[.K8]" office:value-type="float" office:value="0.086933" calcext:value-type="float">
            <text:p>0.086933</text:p>
          </table:table-cell>
          <table:table-cell table:formula="of:=[.L8]" office:value-type="float" office:value="21.954467" calcext:value-type="float">
            <text:p>21.954467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4:.C8])" office:value-type="float" office:value="13744" calcext:value-type="float">
            <text:p>13744</text:p>
          </table:table-cell>
          <table:table-cell table:formula="of:=AVERAGE([.D4:.D8])" office:value-type="float" office:value="0.001296" calcext:value-type="float">
            <text:p>0.001296</text:p>
          </table:table-cell>
          <table:table-cell table:formula="of:=AVERAGE([.E4:.E8])" office:value-type="float" office:value="13986" calcext:value-type="float">
            <text:p>13986</text:p>
          </table:table-cell>
          <table:table-cell table:formula="of:=AVERAGE([.F4:.F8])" office:value-type="float" office:value="0.423088" calcext:value-type="float">
            <text:p>0.423088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C54]" office:value-type="float" office:value="50083404" calcext:value-type="float">
            <text:p>50083404</text:p>
          </table:table-cell>
          <table:table-cell office:value-type="float" office:value="386618962" calcext:value-type="float">
            <text:p>386618962</text:p>
          </table:table-cell>
          <table:table-cell table:formula="of:=[.D54]" office:value-type="float" office:value="1.971508" calcext:value-type="float">
            <text:p>1.971508</text:p>
          </table:table-cell>
          <table:table-cell office:value-type="float" office:value="2390.637723" calcext:value-type="float">
            <text:p>2390.637723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I9]/1024/1024" office:value-type="float" office:value="47.7632560729981" calcext:value-type="float">
            <text:p>47.7632560729981</text:p>
          </table:table-cell>
          <table:table-cell table:formula="of:=[.J9]/1024/1024" office:value-type="float" office:value="368.708574295044" calcext:value-type="float">
            <text:p>368.708574295044</text:p>
          </table:table-cell>
          <table:table-cell table:formula="of:=[.K9]" office:value-type="float" office:value="1.971508" calcext:value-type="float">
            <text:p>1.971508</text:p>
          </table:table-cell>
          <table:table-cell table:formula="of:=[.L9]" office:value-type="float" office:value="2390.637723" calcext:value-type="float">
            <text:p>2390.637723</text:p>
          </table:table-cell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table:formula="of:=[.C63]" office:value-type="string" office:string-value="" calcext:value-type="error">
            <text:p>#DIV/0!</text:p>
          </table:table-cell>
          <table:table-cell table:formula="of:=[.E63]" office:value-type="string" office:string-value="" calcext:value-type="error">
            <text:p>#DIV/0!</text:p>
          </table:table-cell>
          <table:table-cell table:formula="of:=[.D63]" office:value-type="string" office:string-value="" calcext:value-type="error">
            <text:p>#DIV/0!</text:p>
          </table:table-cell>
          <table:table-cell table:formula="of:=[.F63]" office:value-type="string" office:string-value="" calcext:value-type="error">
            <text:p>#DIV/0!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I10]/1024/1024" office:value-type="string" office:string-value="" calcext:value-type="error">
            <text:p>#DIV/0!</text:p>
          </table:table-cell>
          <table:table-cell table:formula="of:=[.J10]/1024/1024" office:value-type="string" office:string-value="" calcext:value-type="error">
            <text:p>#DIV/0!</text:p>
          </table:table-cell>
          <table:table-cell table:formula="of:=[.K10]" office:value-type="string" office:string-value="" calcext:value-type="error">
            <text:p>#DIV/0!</text:p>
          </table:table-cell>
          <table:table-cell table:formula="of:=[.L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recursive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C72]" office:value-type="string" office:string-value="" calcext:value-type="error">
            <text:p>#DIV/0!</text:p>
          </table:table-cell>
          <table:table-cell table:formula="of:=[.E72]" office:value-type="string" office:string-value="" calcext:value-type="error">
            <text:p>#DIV/0!</text:p>
          </table:table-cell>
          <table:table-cell table:formula="of:=[.D72]" office:value-type="string" office:string-value="" calcext:value-type="error">
            <text:p>#DIV/0!</text:p>
          </table:table-cell>
          <table:table-cell table:formula="of:=[.F72]" office:value-type="string" office:string-value="" calcext:value-type="error">
            <text:p>#DIV/0!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I11]/1024/1024" office:value-type="string" office:string-value="" calcext:value-type="error">
            <text:p>#DIV/0!</text:p>
          </table:table-cell>
          <table:table-cell table:formula="of:=[.J11]/1024/1024" office:value-type="string" office:string-value="" calcext:value-type="error">
            <text:p>#DIV/0!</text:p>
          </table:table-cell>
          <table:table-cell table:formula="of:=[.K11]" office:value-type="string" office:string-value="" calcext:value-type="error">
            <text:p>#DIV/0!</text:p>
          </table:table-cell>
          <table:table-cell table:formula="of:=[.L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40000" calcext:value-type="float">
            <text:p>40000</text:p>
          </table:table-cell>
          <table:table-cell table:formula="of:=[.C81]" office:value-type="string" office:string-value="" calcext:value-type="error">
            <text:p>#DIV/0!</text:p>
          </table:table-cell>
          <table:table-cell table:formula="of:=[.E81]" office:value-type="string" office:string-value="" calcext:value-type="error">
            <text:p>#DIV/0!</text:p>
          </table:table-cell>
          <table:table-cell table:formula="of:=[.D81]" office:value-type="string" office:string-value="" calcext:value-type="error">
            <text:p>#DIV/0!</text:p>
          </table:table-cell>
          <table:table-cell table:formula="of:=[.F81]" office:value-type="string" office:string-value="" calcext:value-type="error">
            <text:p>#DIV/0!</text:p>
          </table:table-cell>
          <table:table-cell/>
          <table:table-cell office:value-type="float" office:value="40000" calcext:value-type="float">
            <text:p>40000</text:p>
          </table:table-cell>
          <table:table-cell table:formula="of:=[.I12]/1024/1024" office:value-type="string" office:string-value="" calcext:value-type="error">
            <text:p>#DIV/0!</text:p>
          </table:table-cell>
          <table:table-cell table:formula="of:=[.J12]/1024/1024" office:value-type="string" office:string-value="" calcext:value-type="error">
            <text:p>#DIV/0!</text:p>
          </table:table-cell>
          <table:table-cell table:formula="of:=[.K12]" office:value-type="string" office:string-value="" calcext:value-type="error">
            <text:p>#DIV/0!</text:p>
          </table:table-cell>
          <table:table-cell table:formula="of:=[.L1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4804" calcext:value-type="float">
            <text:p>34804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55206" calcext:value-type="float">
            <text:p>55206</text:p>
          </table:table-cell>
          <table:table-cell office:value-type="float" office:value="0.199716" calcext:value-type="float">
            <text:p>0.199716</text:p>
          </table:table-cell>
          <table:table-cell/>
          <table:table-cell office:value-type="float" office:value="90000" calcext:value-type="float">
            <text:p>90000</text:p>
          </table:table-cell>
          <table:table-cell table:formula="of:=[.C90]" office:value-type="string" office:string-value="" calcext:value-type="error">
            <text:p>#DIV/0!</text:p>
          </table:table-cell>
          <table:table-cell table:formula="of:=[.E90]" office:value-type="string" office:string-value="" calcext:value-type="error">
            <text:p>#DIV/0!</text:p>
          </table:table-cell>
          <table:table-cell table:formula="of:=[.D90]" office:value-type="string" office:string-value="" calcext:value-type="error">
            <text:p>#DIV/0!</text:p>
          </table:table-cell>
          <table:table-cell table:formula="of:=[.F90]" office:value-type="string" office:string-value="" calcext:value-type="error">
            <text:p>#DIV/0!</text:p>
          </table:table-cell>
          <table:table-cell/>
          <table:table-cell office:value-type="float" office:value="90000" calcext:value-type="float">
            <text:p>90000</text:p>
          </table:table-cell>
          <table:table-cell table:formula="of:=[.I13]/1024/1024" office:value-type="string" office:string-value="" calcext:value-type="error">
            <text:p>#DIV/0!</text:p>
          </table:table-cell>
          <table:table-cell table:formula="of:=[.J13]/1024/1024" office:value-type="string" office:string-value="" calcext:value-type="error">
            <text:p>#DIV/0!</text:p>
          </table:table-cell>
          <table:table-cell table:formula="of:=[.K13]" office:value-type="string" office:string-value="" calcext:value-type="error">
            <text:p>#DIV/0!</text:p>
          </table:table-cell>
          <table:table-cell table:formula="of:=[.L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13:.C17])" office:value-type="float" office:value="34804" calcext:value-type="float">
            <text:p>34804</text:p>
          </table:table-cell>
          <table:table-cell table:formula="of:=AVERAGE([.D13:.D17])" office:value-type="float" office:value="0.002253" calcext:value-type="float">
            <text:p>0.002253</text:p>
          </table:table-cell>
          <table:table-cell table:formula="of:=AVERAGE([.E13:.E17])" office:value-type="float" office:value="55206" calcext:value-type="float">
            <text:p>55206</text:p>
          </table:table-cell>
          <table:table-cell table:formula="of:=AVERAGE([.F13:.F17])" office:value-type="float" office:value="0.199716" calcext:value-type="float">
            <text:p>0.19971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recursi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6204" calcext:value-type="float">
            <text:p>96204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177006" calcext:value-type="float">
            <text:p>177006</text:p>
          </table:table-cell>
          <table:table-cell office:value-type="float" office:value="0.233136" calcext:value-type="float">
            <text:p>0.2331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22:.C26])" office:value-type="float" office:value="96204" calcext:value-type="float">
            <text:p>96204</text:p>
          </table:table-cell>
          <table:table-cell table:formula="of:=AVERAGE([.D22:.D26])" office:value-type="float" office:value="0.00464" calcext:value-type="float">
            <text:p>0.00464</text:p>
          </table:table-cell>
          <table:table-cell table:formula="of:=AVERAGE([.E22:.E26])" office:value-type="float" office:value="177006" calcext:value-type="float">
            <text:p>177006</text:p>
          </table:table-cell>
          <table:table-cell table:formula="of:=AVERAGE([.F22:.F26])" office:value-type="float" office:value="0.233136" calcext:value-type="float">
            <text:p>0.23313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recursi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20404" calcext:value-type="float">
            <text:p>520404</text:p>
          </table:table-cell>
          <table:table-cell office:value-type="float" office:value="0.021294" calcext:value-type="float">
            <text:p>0.021294</text:p>
          </table:table-cell>
          <table:table-cell office:value-type="float" office:value="1022406" calcext:value-type="float">
            <text:p>1022406</text:p>
          </table:table-cell>
          <table:table-cell office:value-type="float" office:value="3.143523" calcext:value-type="float">
            <text:p>3.1435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31:.C35])" office:value-type="float" office:value="520404" calcext:value-type="float">
            <text:p>520404</text:p>
          </table:table-cell>
          <table:table-cell table:formula="of:=AVERAGE([.D31:.D35])" office:value-type="float" office:value="0.021294" calcext:value-type="float">
            <text:p>0.021294</text:p>
          </table:table-cell>
          <table:table-cell table:formula="of:=AVERAGE([.E31:.E35])" office:value-type="float" office:value="1022406" calcext:value-type="float">
            <text:p>1022406</text:p>
          </table:table-cell>
          <table:table-cell table:formula="of:=AVERAGE([.F31:.F35])" office:value-type="float" office:value="3.143523" calcext:value-type="float">
            <text:p>3.14352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recursi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27404" calcext:value-type="float">
            <text:p>2027404</text:p>
          </table:table-cell>
          <table:table-cell office:value-type="float" office:value="0.086933" calcext:value-type="float">
            <text:p>0.086933</text:p>
          </table:table-cell>
          <table:table-cell office:value-type="float" office:value="4031406" calcext:value-type="float">
            <text:p>4031406</text:p>
          </table:table-cell>
          <table:table-cell office:value-type="float" office:value="21.954467" calcext:value-type="float">
            <text:p>21.9544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40:.C44])" office:value-type="float" office:value="2027404" calcext:value-type="float">
            <text:p>2027404</text:p>
          </table:table-cell>
          <table:table-cell table:formula="of:=AVERAGE([.D40:.D44])" office:value-type="float" office:value="0.086933" calcext:value-type="float">
            <text:p>0.086933</text:p>
          </table:table-cell>
          <table:table-cell table:formula="of:=AVERAGE([.E40:.E44])" office:value-type="float" office:value="4031406" calcext:value-type="float">
            <text:p>4031406</text:p>
          </table:table-cell>
          <table:table-cell table:formula="of:=AVERAGE([.F40:.F44])" office:value-type="float" office:value="21.954467" calcext:value-type="float">
            <text:p>21.9544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recursi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083404" calcext:value-type="float">
            <text:p>50083404</text:p>
          </table:table-cell>
          <table:table-cell office:value-type="float" office:value="1.971508" calcext:value-type="float">
            <text:p>1.971508</text:p>
          </table:table-cell>
          <table:table-cell office:value-type="float" office:value="100103406" calcext:value-type="float">
            <text:p>10010340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49:.C53])" office:value-type="float" office:value="50083404" calcext:value-type="float">
            <text:p>50083404</text:p>
          </table:table-cell>
          <table:table-cell table:formula="of:=AVERAGE([.D49:.D53])" office:value-type="float" office:value="1.971508" calcext:value-type="float">
            <text:p>1.971508</text:p>
          </table:table-cell>
          <table:table-cell table:formula="of:=AVERAGE([.E49:.E53])" office:value-type="float" office:value="100103406" calcext:value-type="float">
            <text:p>100103406</text:p>
          </table:table-cell>
          <table:table-cell table:formula="of:=AVERAGE([.F49:.F53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recursi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58:.C62])" office:value-type="string" office:string-value="" calcext:value-type="error">
            <text:p>#DIV/0!</text:p>
          </table:table-cell>
          <table:table-cell table:formula="of:=AVERAGE([.D58:.D62])" office:value-type="string" office:string-value="" calcext:value-type="error">
            <text:p>#DIV/0!</text:p>
          </table:table-cell>
          <table:table-cell table:formula="of:=AVERAGE([.E58:.E62])" office:value-type="string" office:string-value="" calcext:value-type="error">
            <text:p>#DIV/0!</text:p>
          </table:table-cell>
          <table:table-cell table:formula="of:=AVERAGE([.F58:.F62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recursi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67:.C71])" office:value-type="string" office:string-value="" calcext:value-type="error">
            <text:p>#DIV/0!</text:p>
          </table:table-cell>
          <table:table-cell table:formula="of:=AVERAGE([.D67:.D71])" office:value-type="string" office:string-value="" calcext:value-type="error">
            <text:p>#DIV/0!</text:p>
          </table:table-cell>
          <table:table-cell table:formula="of:=AVERAGE([.E67:.E71])" office:value-type="string" office:string-value="" calcext:value-type="error">
            <text:p>#DIV/0!</text:p>
          </table:table-cell>
          <table:table-cell table:formula="of:=AVERAGE([.F67:.F7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recursi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76:.C80])" office:value-type="string" office:string-value="" calcext:value-type="error">
            <text:p>#DIV/0!</text:p>
          </table:table-cell>
          <table:table-cell table:formula="of:=AVERAGE([.D76:.D80])" office:value-type="string" office:string-value="" calcext:value-type="error">
            <text:p>#DIV/0!</text:p>
          </table:table-cell>
          <table:table-cell table:formula="of:=AVERAGE([.E76:.E80])" office:value-type="string" office:string-value="" calcext:value-type="error">
            <text:p>#DIV/0!</text:p>
          </table:table-cell>
          <table:table-cell table:formula="of:=AVERAGE([.F76:.F80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recursi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85:.C89])" office:value-type="string" office:string-value="" calcext:value-type="error">
            <text:p>#DIV/0!</text:p>
          </table:table-cell>
          <table:table-cell table:formula="of:=AVERAGE([.D85:.D89])" office:value-type="string" office:string-value="" calcext:value-type="error">
            <text:p>#DIV/0!</text:p>
          </table:table-cell>
          <table:table-cell table:formula="of:=AVERAGE([.E85:.E89])" office:value-type="string" office:string-value="" calcext:value-type="error">
            <text:p>#DIV/0!</text:p>
          </table:table-cell>
          <table:table-cell table:formula="of:=AVERAGE([.F85:.F89])" office:value-type="string" office:string-value="" calcext:value-type="error">
            <text:p>#DIV/0!</text:p>
          </table:table-cell>
          <table:table-cell table:number-columns-repeated="12"/>
        </table:table-row>
      </table:table>
      <table:table table:name="Final" table:style-name="ta2">
        <table:table-column table:style-name="co7" table:number-columns-repeated="21" table:default-cell-style-name="Default"/>
        <table:table-row table:style-name="ro1">
          <table:table-cell office:value-type="string" calcext:value-type="string">
            <text:p>iterative</text:p>
          </table:table-cell>
          <table:table-cell table:number-columns-repeated="6"/>
          <table:table-cell office:value-type="string" calcext:value-type="string">
            <text:p>Recursive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terative</text:p>
          </table:table-cell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775" calcext:value-type="float">
            <text:p>13775</text:p>
          </table:table-cell>
          <table:table-cell office:value-type="float" office:value="4659" calcext:value-type="float">
            <text:p>4659</text:p>
          </table:table-cell>
          <table:table-cell office:value-type="float" office:value="248" calcext:value-type="float">
            <text:p>248</text:p>
          </table:table-cell>
          <table:table-cell office:value-type="float" office:value="1000600" calcext:value-type="float">
            <text:p>10006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775" calcext:value-type="float">
            <text:p>13775</text:p>
          </table:table-cell>
          <table:table-cell office:value-type="float" office:value="4448" calcext:value-type="float">
            <text:p>4448</text:p>
          </table:table-cell>
          <table:table-cell office:value-type="float" office:value="248" calcext:value-type="float">
            <text:p>248</text:p>
          </table:table-cell>
          <table:table-cell office:value-type="float" office:value="1000496" calcext:value-type="float">
            <text:p>100049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C9]" office:value-type="float" office:value="13775" calcext:value-type="float">
            <text:p>13775</text:p>
          </table:table-cell>
          <table:table-cell table:formula="of:=[.D9]" office:value-type="float" office:value="4659" calcext:value-type="float">
            <text:p>4659</text:p>
          </table:table-cell>
          <table:table-cell table:formula="of:=[.E9]" office:value-type="float" office:value="248" calcext:value-type="float">
            <text:p>248</text:p>
          </table:table-cell>
          <table:table-cell table:formula="of:=[.F9]" office:value-type="float" office:value="1000600" calcext:value-type="float">
            <text:p>100060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formula="of:=[.C18]" office:value-type="float" office:value="34804" calcext:value-type="float">
            <text:p>34804</text:p>
          </table:table-cell>
          <table:table-cell table:formula="of:=[.D18]" office:value-type="float" office:value="25508" calcext:value-type="float">
            <text:p>25508</text:p>
          </table:table-cell>
          <table:table-cell table:formula="of:=[.E18]" office:value-type="float" office:value="1476" calcext:value-type="float">
            <text:p>1476</text:p>
          </table:table-cell>
          <table:table-cell table:formula="of:=[.F18]" office:value-type="float" office:value="1000912" calcext:value-type="float">
            <text:p>100091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table:formula="of:=[.C27]" office:value-type="float" office:value="2027404" calcext:value-type="float">
            <text:p>2027404</text:p>
          </table:table-cell>
          <table:table-cell table:formula="of:=[.D27]" office:value-type="float" office:value="2018108" calcext:value-type="float">
            <text:p>2018108</text:p>
          </table:table-cell>
          <table:table-cell table:formula="of:=[.E27]" office:value-type="float" office:value="22076" calcext:value-type="float">
            <text:p>22076</text:p>
          </table:table-cell>
          <table:table-cell table:formula="of:=[.F27]" office:value-type="float" office:value="1000544" calcext:value-type="float">
            <text:p>100054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000" calcext:value-type="float">
            <text:p>5000</text:p>
          </table:table-cell>
          <table:table-cell table:formula="of:=[.C36]" office:value-type="float" office:value="50083404" calcext:value-type="float">
            <text:p>50083404</text:p>
          </table:table-cell>
          <table:table-cell table:formula="of:=[.D36]" office:value-type="float" office:value="50074108" calcext:value-type="float">
            <text:p>50074108</text:p>
          </table:table-cell>
          <table:table-cell table:formula="of:=[.E36]" office:value-type="float" office:value="110076" calcext:value-type="float">
            <text:p>110076</text:p>
          </table:table-cell>
          <table:table-cell table:formula="of:=[.F36]" office:value-type="float" office:value="1000368" calcext:value-type="float">
            <text:p>100036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  <table:table-cell table:formula="of:=[.C45]" office:value-type="float" office:value="200153404" calcext:value-type="float">
            <text:p>200153404</text:p>
          </table:table-cell>
          <table:table-cell table:formula="of:=[.D45]" office:value-type="float" office:value="200144108" calcext:value-type="float">
            <text:p>200144108</text:p>
          </table:table-cell>
          <table:table-cell table:formula="of:=[.E45]" office:value-type="float" office:value="220092" calcext:value-type="float">
            <text:p>220092</text:p>
          </table:table-cell>
          <table:table-cell table:formula="of:=[.F45]" office:value-type="float" office:value="1000496" calcext:value-type="float">
            <text:p>10004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4:.C8])" office:value-type="float" office:value="13775" calcext:value-type="float">
            <text:p>13775</text:p>
          </table:table-cell>
          <table:table-cell table:formula="of:=AVERAGE([.D4:.D8])" office:value-type="float" office:value="4659" calcext:value-type="float">
            <text:p>4659</text:p>
          </table:table-cell>
          <table:table-cell table:formula="of:=AVERAGE([.E4:.E8])" office:value-type="float" office:value="248" calcext:value-type="float">
            <text:p>248</text:p>
          </table:table-cell>
          <table:table-cell table:formula="of:=AVERAGE([.F4:.F8])" office:value-type="float" office:value="1000600" calcext:value-type="float">
            <text:p>1000600</text:p>
          </table:table-cell>
          <table:table-cell table:formula="of:=AVERAGE([.G4:.G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VG</text:p>
          </table:table-cell>
          <table:table-cell table:formula="of:=AVERAGE([.J4:.J8])" office:value-type="float" office:value="13775" calcext:value-type="float">
            <text:p>13775</text:p>
          </table:table-cell>
          <table:table-cell table:formula="of:=AVERAGE([.K4:.K8])" office:value-type="float" office:value="4448" calcext:value-type="float">
            <text:p>4448</text:p>
          </table:table-cell>
          <table:table-cell table:formula="of:=AVERAGE([.L4:.L8])" office:value-type="float" office:value="248" calcext:value-type="float">
            <text:p>248</text:p>
          </table:table-cell>
          <table:table-cell table:formula="of:=AVERAGE([.M4:.M8])" office:value-type="float" office:value="1000496" calcext:value-type="float">
            <text:p>1000496</text:p>
          </table:table-cell>
          <table:table-cell table:formula="of:=AVERAGE([.N4:.N8])" office:value-type="string" office:string-value="" calcext:value-type="error">
            <text:p>#DIV/0!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C54]" office:value-type="float" office:value="800293404" calcext:value-type="float">
            <text:p>800293404</text:p>
          </table:table-cell>
          <table:table-cell table:formula="of:=[.D54]" office:value-type="float" office:value="800284108" calcext:value-type="float">
            <text:p>800284108</text:p>
          </table:table-cell>
          <table:table-cell table:formula="of:=[.E54]" office:value-type="float" office:value="440092" calcext:value-type="float">
            <text:p>440092</text:p>
          </table:table-cell>
          <table:table-cell table:formula="of:=[.F54]" office:value-type="float" office:value="1000616" calcext:value-type="float">
            <text:p>10006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50000" calcext:value-type="float">
            <text:p>50000</text:p>
          </table:table-cell>
          <table:table-cell table:formula="of:=[.C63]" office:value-type="float" office:value="5000713404" calcext:value-type="float">
            <text:p>5000713404</text:p>
          </table:table-cell>
          <table:table-cell table:formula="of:=[.D63]" office:value-type="float" office:value="5000704108" calcext:value-type="float">
            <text:p>5000704108</text:p>
          </table:table-cell>
          <table:table-cell table:formula="of:=[.E63]" office:value-type="float" office:value="1100092" calcext:value-type="float">
            <text:p>1100092</text:p>
          </table:table-cell>
          <table:table-cell table:formula="of:=[.F63]" office:value-type="float" office:value="1000600" calcext:value-type="float">
            <text:p>10006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4804" calcext:value-type="float">
            <text:p>34804</text:p>
          </table:table-cell>
          <table:table-cell office:value-type="float" office:value="25508" calcext:value-type="float">
            <text:p>25508</text:p>
          </table:table-cell>
          <table:table-cell office:value-type="float" office:value="1476" calcext:value-type="float">
            <text:p>1476</text:p>
          </table:table-cell>
          <table:table-cell office:value-type="float" office:value="1000912" calcext:value-type="float">
            <text:p>10009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804" calcext:value-type="float">
            <text:p>34804</text:p>
          </table:table-cell>
          <table:table-cell office:value-type="float" office:value="25508" calcext:value-type="float">
            <text:p>25508</text:p>
          </table:table-cell>
          <table:table-cell office:value-type="float" office:value="1476" calcext:value-type="float">
            <text:p>1476</text:p>
          </table:table-cell>
          <table:table-cell office:value-type="float" office:value="1000496" calcext:value-type="float">
            <text:p>10004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Iterative</text:p>
          </table:table-cell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13:.C17])" office:value-type="float" office:value="34804" calcext:value-type="float">
            <text:p>34804</text:p>
          </table:table-cell>
          <table:table-cell table:formula="of:=AVERAGE([.D13:.D17])" office:value-type="float" office:value="25508" calcext:value-type="float">
            <text:p>25508</text:p>
          </table:table-cell>
          <table:table-cell table:formula="of:=AVERAGE([.E13:.E17])" office:value-type="float" office:value="1476" calcext:value-type="float">
            <text:p>1476</text:p>
          </table:table-cell>
          <table:table-cell table:formula="of:=AVERAGE([.F13:.F17])" office:value-type="float" office:value="1000912" calcext:value-type="float">
            <text:p>1000912</text:p>
          </table:table-cell>
          <table:table-cell table:formula="of:=AVERAGE([.G13:.G1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VG</text:p>
          </table:table-cell>
          <table:table-cell table:formula="of:=AVERAGE([.J13:.J17])" office:value-type="float" office:value="34804" calcext:value-type="float">
            <text:p>34804</text:p>
          </table:table-cell>
          <table:table-cell table:formula="of:=AVERAGE([.K13:.K17])" office:value-type="float" office:value="25508" calcext:value-type="float">
            <text:p>25508</text:p>
          </table:table-cell>
          <table:table-cell table:formula="of:=AVERAGE([.L13:.L17])" office:value-type="float" office:value="1476" calcext:value-type="float">
            <text:p>1476</text:p>
          </table:table-cell>
          <table:table-cell table:formula="of:=AVERAGE([.M13:.M17])" office:value-type="float" office:value="1000496" calcext:value-type="float">
            <text:p>1000496</text:p>
          </table:table-cell>
          <table:table-cell table:formula="of:=AVERAGE([.N13:.N1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table:formula="of:=[.Q4]/1024/1024" office:value-type="float" office:value="0.0131368637084961" calcext:value-type="float">
            <text:p>0.013136863708496</text:p>
          </table:table-cell>
          <table:table-cell table:formula="of:=[.R4]/1024/1024" office:value-type="float" office:value="0.00444316864013672" calcext:value-type="float">
            <text:p>0.004443168640137</text:p>
          </table:table-cell>
          <table:table-cell table:formula="of:=[.S4]/1024/1024" office:value-type="float" office:value="0.00023651123046875" calcext:value-type="float">
            <text:p>0.000236511230469</text:p>
          </table:table-cell>
          <table:table-cell table:formula="of:=[.T4]/1024/1024" office:value-type="float" office:value="0.954246520996094" calcext:value-type="float">
            <text:p>0.95424652099609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Q5]/1024/1024" office:value-type="float" office:value="0.0331916809082031" calcext:value-type="float">
            <text:p>0.033191680908203</text:p>
          </table:table-cell>
          <table:table-cell table:formula="of:=[.R5]/1024/1024" office:value-type="float" office:value="0.0243263244628906" calcext:value-type="float">
            <text:p>0.024326324462891</text:p>
          </table:table-cell>
          <table:table-cell table:formula="of:=[.S5]/1024/1024" office:value-type="float" office:value="0.00140762329101563" calcext:value-type="float">
            <text:p>0.001407623291016</text:p>
          </table:table-cell>
          <table:table-cell table:formula="of:=[.T5]/1024/1024" office:value-type="float" office:value="0.954544067382813" calcext:value-type="float">
            <text:p>0.9545440673828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Q6]/1024/1024" office:value-type="float" office:value="1.9334831237793" calcext:value-type="float">
            <text:p>1.9334831237793</text:p>
          </table:table-cell>
          <table:table-cell table:formula="of:=[.R6]/1024/1024" office:value-type="float" office:value="1.92461776733398" calcext:value-type="float">
            <text:p>1.92461776733398</text:p>
          </table:table-cell>
          <table:table-cell table:formula="of:=[.S6]/1024/1024" office:value-type="float" office:value="0.0210533142089844" calcext:value-type="float">
            <text:p>0.021053314208984</text:p>
          </table:table-cell>
          <table:table-cell table:formula="of:=[.T6]/1024/1024" office:value-type="float" office:value="0.954193115234375" calcext:value-type="float">
            <text:p>0.95419311523437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27404" calcext:value-type="float">
            <text:p>2027404</text:p>
          </table:table-cell>
          <table:table-cell office:value-type="float" office:value="2018108" calcext:value-type="float">
            <text:p>2018108</text:p>
          </table:table-cell>
          <table:table-cell office:value-type="float" office:value="22076" calcext:value-type="float">
            <text:p>22076</text:p>
          </table:table-cell>
          <table:table-cell office:value-type="float" office:value="1000544" calcext:value-type="float">
            <text:p>10005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7404" calcext:value-type="float">
            <text:p>2027404</text:p>
          </table:table-cell>
          <table:table-cell office:value-type="float" office:value="2018108" calcext:value-type="float">
            <text:p>2018108</text:p>
          </table:table-cell>
          <table:table-cell office:value-type="float" office:value="22076" calcext:value-type="float">
            <text:p>22076</text:p>
          </table:table-cell>
          <table:table-cell office:value-type="float" office:value="126024" calcext:value-type="float">
            <text:p>1260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Q7]/1024/1024" office:value-type="float" office:value="47.7632560729981" calcext:value-type="float">
            <text:p>47.7632560729981</text:p>
          </table:table-cell>
          <table:table-cell table:formula="of:=[.R7]/1024/1024" office:value-type="float" office:value="47.7543907165527" calcext:value-type="float">
            <text:p>47.7543907165527</text:p>
          </table:table-cell>
          <table:table-cell table:formula="of:=[.S7]/1024/1024" office:value-type="float" office:value="0.104976654052734" calcext:value-type="float">
            <text:p>0.104976654052734</text:p>
          </table:table-cell>
          <table:table-cell table:formula="of:=[.T7]/1024/1024" office:value-type="float" office:value="0.954025268554688" calcext:value-type="float">
            <text:p>0.95402526855468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  <table:table-cell table:formula="of:=[.Q8]/1024/1024" office:value-type="float" office:value="190.881160736084" calcext:value-type="float">
            <text:p>190.881160736084</text:p>
          </table:table-cell>
          <table:table-cell table:formula="of:=[.R8]/1024/1024" office:value-type="float" office:value="190.872295379639" calcext:value-type="float">
            <text:p>190.872295379639</text:p>
          </table:table-cell>
          <table:table-cell table:formula="of:=[.S8]/1024/1024" office:value-type="float" office:value="0.209896087646484" calcext:value-type="float">
            <text:p>0.209896087646484</text:p>
          </table:table-cell>
          <table:table-cell table:formula="of:=[.T8]/1024/1024" office:value-type="float" office:value="0.954147338867188" calcext:value-type="float">
            <text:p>0.95414733886718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0000" calcext:value-type="float">
            <text:p>20000</text:p>
          </table:table-cell>
          <table:table-cell table:formula="of:=[.Q9]/1024/1024" office:value-type="float" office:value="763.219264984131" calcext:value-type="float">
            <text:p>763.219264984131</text:p>
          </table:table-cell>
          <table:table-cell table:formula="of:=[.R9]/1024/1024" office:value-type="float" office:value="763.210399627686" calcext:value-type="float">
            <text:p>763.210399627686</text:p>
          </table:table-cell>
          <table:table-cell table:formula="of:=[.S9]/1024/1024" office:value-type="float" office:value="0.419704437255859" calcext:value-type="float">
            <text:p>0.419704437255859</text:p>
          </table:table-cell>
          <table:table-cell table:formula="of:=[.T9]/1024/1024" office:value-type="float" office:value="0.954261779785156" calcext:value-type="float">
            <text:p>0.95426177978515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0000" calcext:value-type="float">
            <text:p>50000</text:p>
          </table:table-cell>
          <table:table-cell table:formula="of:=[.Q10]/1024/1024" office:value-type="float" office:value="4769.05193710327" calcext:value-type="float">
            <text:p>4769.05193710327</text:p>
          </table:table-cell>
          <table:table-cell table:formula="of:=[.R10]/1024/1024" office:value-type="float" office:value="4769.04307174683" calcext:value-type="float">
            <text:p>4769.04307174683</text:p>
          </table:table-cell>
          <table:table-cell table:formula="of:=[.S10]/1024/1024" office:value-type="float" office:value="1.04912948608398" calcext:value-type="float">
            <text:p>1.04912948608398</text:p>
          </table:table-cell>
          <table:table-cell table:formula="of:=[.T10]/1024/1024" office:value-type="float" office:value="0.954246520996094" calcext:value-type="float">
            <text:p>0.95424652099609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22:.C26])" office:value-type="float" office:value="2027404" calcext:value-type="float">
            <text:p>2027404</text:p>
          </table:table-cell>
          <table:table-cell table:formula="of:=AVERAGE([.D22:.D26])" office:value-type="float" office:value="2018108" calcext:value-type="float">
            <text:p>2018108</text:p>
          </table:table-cell>
          <table:table-cell table:formula="of:=AVERAGE([.E22:.E26])" office:value-type="float" office:value="22076" calcext:value-type="float">
            <text:p>22076</text:p>
          </table:table-cell>
          <table:table-cell table:formula="of:=AVERAGE([.F22:.F26])" office:value-type="float" office:value="1000544" calcext:value-type="float">
            <text:p>1000544</text:p>
          </table:table-cell>
          <table:table-cell table:formula="of:=AVERAGE([.G22:.G2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VG</text:p>
          </table:table-cell>
          <table:table-cell table:formula="of:=AVERAGE([.J22:.J26])" office:value-type="float" office:value="2027404" calcext:value-type="float">
            <text:p>2027404</text:p>
          </table:table-cell>
          <table:table-cell table:formula="of:=AVERAGE([.K22:.K26])" office:value-type="float" office:value="2018108" calcext:value-type="float">
            <text:p>2018108</text:p>
          </table:table-cell>
          <table:table-cell table:formula="of:=AVERAGE([.L22:.L26])" office:value-type="float" office:value="22076" calcext:value-type="float">
            <text:p>22076</text:p>
          </table:table-cell>
          <table:table-cell table:formula="of:=AVERAGE([.M22:.M26])" office:value-type="float" office:value="126024" calcext:value-type="float">
            <text:p>126024</text:p>
          </table:table-cell>
          <table:table-cell table:formula="of:=AVERAGE([.N22:.N26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083404" calcext:value-type="float">
            <text:p>50083404</text:p>
          </table:table-cell>
          <table:table-cell office:value-type="float" office:value="50074108" calcext:value-type="float">
            <text:p>50074108</text:p>
          </table:table-cell>
          <table:table-cell office:value-type="float" office:value="110076" calcext:value-type="float">
            <text:p>110076</text:p>
          </table:table-cell>
          <table:table-cell office:value-type="float" office:value="1000368" calcext:value-type="float">
            <text:p>10003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083404" calcext:value-type="float">
            <text:p>50083404</text:p>
          </table:table-cell>
          <table:table-cell office:value-type="float" office:value="50074108" calcext:value-type="float">
            <text:p>50074108</text:p>
          </table:table-cell>
          <table:table-cell office:value-type="float" office:value="110076" calcext:value-type="float">
            <text:p>110076</text:p>
          </table:table-cell>
          <table:table-cell office:value-type="float" office:value="582264" calcext:value-type="float">
            <text:p>5822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ecursive</text:p>
          </table:table-cell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Size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[.J9]" office:value-type="float" office:value="13775" calcext:value-type="float">
            <text:p>13775</text:p>
          </table:table-cell>
          <table:table-cell table:formula="of:=[.K9]" office:value-type="float" office:value="4448" calcext:value-type="float">
            <text:p>4448</text:p>
          </table:table-cell>
          <table:table-cell table:formula="of:=[.L9]" office:value-type="float" office:value="248" calcext:value-type="float">
            <text:p>248</text:p>
          </table:table-cell>
          <table:table-cell table:formula="of:=[.M9]" office:value-type="float" office:value="1000496" calcext:value-type="float">
            <text:p>100049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formula="of:=[.J18]" office:value-type="float" office:value="34804" calcext:value-type="float">
            <text:p>34804</text:p>
          </table:table-cell>
          <table:table-cell table:formula="of:=[.K18]" office:value-type="float" office:value="25508" calcext:value-type="float">
            <text:p>25508</text:p>
          </table:table-cell>
          <table:table-cell table:formula="of:=[.L18]" office:value-type="float" office:value="1476" calcext:value-type="float">
            <text:p>1476</text:p>
          </table:table-cell>
          <table:table-cell table:formula="of:=[.M18]" office:value-type="float" office:value="1000496" calcext:value-type="float">
            <text:p>10004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31:.C35])" office:value-type="float" office:value="50083404" calcext:value-type="float">
            <text:p>50083404</text:p>
          </table:table-cell>
          <table:table-cell table:formula="of:=AVERAGE([.D31:.D35])" office:value-type="float" office:value="50074108" calcext:value-type="float">
            <text:p>50074108</text:p>
          </table:table-cell>
          <table:table-cell table:formula="of:=AVERAGE([.E31:.E35])" office:value-type="float" office:value="110076" calcext:value-type="float">
            <text:p>110076</text:p>
          </table:table-cell>
          <table:table-cell table:formula="of:=AVERAGE([.F31:.F35])" office:value-type="float" office:value="1000368" calcext:value-type="float">
            <text:p>1000368</text:p>
          </table:table-cell>
          <table:table-cell table:formula="of:=AVERAGE([.G31:.G3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VG</text:p>
          </table:table-cell>
          <table:table-cell table:formula="of:=AVERAGE([.J31:.J35])" office:value-type="float" office:value="50083404" calcext:value-type="float">
            <text:p>50083404</text:p>
          </table:table-cell>
          <table:table-cell table:formula="of:=AVERAGE([.K31:.K35])" office:value-type="float" office:value="50074108" calcext:value-type="float">
            <text:p>50074108</text:p>
          </table:table-cell>
          <table:table-cell table:formula="of:=AVERAGE([.L31:.L35])" office:value-type="float" office:value="110076" calcext:value-type="float">
            <text:p>110076</text:p>
          </table:table-cell>
          <table:table-cell table:formula="of:=AVERAGE([.M31:.M35])" office:value-type="float" office:value="582264" calcext:value-type="float">
            <text:p>582264</text:p>
          </table:table-cell>
          <table:table-cell table:formula="of:=AVERAGE([.N31:.N35])" office:value-type="string" office:string-value="" calcext:value-type="error">
            <text:p>#DIV/0!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" office:value-type="float" office:value="2027404" calcext:value-type="float">
            <text:p>2027404</text:p>
          </table:table-cell>
          <table:table-cell table:formula="of:=[.K27]" office:value-type="float" office:value="2018108" calcext:value-type="float">
            <text:p>2018108</text:p>
          </table:table-cell>
          <table:table-cell table:formula="of:=[.L27]" office:value-type="float" office:value="22076" calcext:value-type="float">
            <text:p>22076</text:p>
          </table:table-cell>
          <table:table-cell table:formula="of:=[.M27]" office:value-type="float" office:value="126024" calcext:value-type="float">
            <text:p>12602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5000" calcext:value-type="float">
            <text:p>5000</text:p>
          </table:table-cell>
          <table:table-cell table:formula="of:=[.J36]" office:value-type="float" office:value="50083404" calcext:value-type="float">
            <text:p>50083404</text:p>
          </table:table-cell>
          <table:table-cell table:formula="of:=[.K36]" office:value-type="float" office:value="50074108" calcext:value-type="float">
            <text:p>50074108</text:p>
          </table:table-cell>
          <table:table-cell table:formula="of:=[.L36]" office:value-type="float" office:value="110076" calcext:value-type="float">
            <text:p>110076</text:p>
          </table:table-cell>
          <table:table-cell table:formula="of:=[.M36]" office:value-type="float" office:value="582264" calcext:value-type="float">
            <text:p>58226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J45]" office:value-type="float" office:value="200153404" calcext:value-type="float">
            <text:p>200153404</text:p>
          </table:table-cell>
          <table:table-cell table:formula="of:=[.K45]" office:value-type="float" office:value="200144108" calcext:value-type="float">
            <text:p>200144108</text:p>
          </table:table-cell>
          <table:table-cell table:formula="of:=[.L45]" office:value-type="float" office:value="220092" calcext:value-type="float">
            <text:p>220092</text:p>
          </table:table-cell>
          <table:table-cell table:formula="of:=[.M45]" office:value-type="float" office:value="1076856" calcext:value-type="float">
            <text:p>10768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J54]" office:value-type="float" office:value="800293404" calcext:value-type="float">
            <text:p>800293404</text:p>
          </table:table-cell>
          <table:table-cell table:formula="of:=[.K54]" office:value-type="float" office:value="800284108" calcext:value-type="float">
            <text:p>800284108</text:p>
          </table:table-cell>
          <table:table-cell table:formula="of:=[.L54]" office:value-type="float" office:value="440092" calcext:value-type="float">
            <text:p>440092</text:p>
          </table:table-cell>
          <table:table-cell table:formula="of:=[.M54]" office:value-type="float" office:value="2032888" calcext:value-type="float">
            <text:p>203288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153404" calcext:value-type="float">
            <text:p>200153404</text:p>
          </table:table-cell>
          <table:table-cell office:value-type="float" office:value="200144108" calcext:value-type="float">
            <text:p>200144108</text:p>
          </table:table-cell>
          <table:table-cell office:value-type="float" office:value="220092" calcext:value-type="float">
            <text:p>220092</text:p>
          </table:table-cell>
          <table:table-cell office:value-type="float" office:value="1000496" calcext:value-type="float">
            <text:p>10004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153404" calcext:value-type="float">
            <text:p>200153404</text:p>
          </table:table-cell>
          <table:table-cell office:value-type="float" office:value="200144108" calcext:value-type="float">
            <text:p>200144108</text:p>
          </table:table-cell>
          <table:table-cell office:value-type="float" office:value="220092" calcext:value-type="float">
            <text:p>220092</text:p>
          </table:table-cell>
          <table:table-cell office:value-type="float" office:value="1076856" calcext:value-type="float">
            <text:p>1076856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J63]" office:value-type="float" office:value="5000713404" calcext:value-type="float">
            <text:p>5000713404</text:p>
          </table:table-cell>
          <table:table-cell table:formula="of:=[.K63]" office:value-type="float" office:value="5000704108" calcext:value-type="float">
            <text:p>5000704108</text:p>
          </table:table-cell>
          <table:table-cell table:formula="of:=[.L63]" office:value-type="float" office:value="1100092" calcext:value-type="float">
            <text:p>1100092</text:p>
          </table:table-cell>
          <table:table-cell table:formula="of:=[.M63]" office:value-type="float" office:value="5656504" calcext:value-type="float">
            <text:p>565650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40:.C44])" office:value-type="float" office:value="200153404" calcext:value-type="float">
            <text:p>200153404</text:p>
          </table:table-cell>
          <table:table-cell table:formula="of:=AVERAGE([.D40:.D44])" office:value-type="float" office:value="200144108" calcext:value-type="float">
            <text:p>200144108</text:p>
          </table:table-cell>
          <table:table-cell table:formula="of:=AVERAGE([.E40:.E44])" office:value-type="float" office:value="220092" calcext:value-type="float">
            <text:p>220092</text:p>
          </table:table-cell>
          <table:table-cell table:formula="of:=AVERAGE([.F40:.F44])" office:value-type="float" office:value="1000496" calcext:value-type="float">
            <text:p>1000496</text:p>
          </table:table-cell>
          <table:table-cell table:formula="of:=AVERAGE([.G40:.G4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VG</text:p>
          </table:table-cell>
          <table:table-cell table:formula="of:=AVERAGE([.J40:.J44])" office:value-type="float" office:value="200153404" calcext:value-type="float">
            <text:p>200153404</text:p>
          </table:table-cell>
          <table:table-cell table:formula="of:=AVERAGE([.K40:.K44])" office:value-type="float" office:value="200144108" calcext:value-type="float">
            <text:p>200144108</text:p>
          </table:table-cell>
          <table:table-cell table:formula="of:=AVERAGE([.L40:.L44])" office:value-type="float" office:value="220092" calcext:value-type="float">
            <text:p>220092</text:p>
          </table:table-cell>
          <table:table-cell table:formula="of:=AVERAGE([.M40:.M44])" office:value-type="float" office:value="1076856" calcext:value-type="float">
            <text:p>1076856</text:p>
          </table:table-cell>
          <table:table-cell table:formula="of:=AVERAGE([.N40:.N4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cursive</text:p>
          </table:table-cell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ize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Q34]/1024/1024" office:value-type="float" office:value="0.0131368637084961" calcext:value-type="float">
            <text:p>0.013136863708496</text:p>
          </table:table-cell>
          <table:table-cell table:formula="of:=[.R34]/1024/1024" office:value-type="float" office:value="0.004241943359375" calcext:value-type="float">
            <text:p>0.004241943359375</text:p>
          </table:table-cell>
          <table:table-cell table:formula="of:=[.S34]/1024/1024" office:value-type="float" office:value="0.00023651123046875" calcext:value-type="float">
            <text:p>0.000236511230469</text:p>
          </table:table-cell>
          <table:table-cell table:formula="of:=[.T34]/1024/1024" office:value-type="float" office:value="0.954147338867188" calcext:value-type="float">
            <text:p>0.9541473388671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Q35]/1024/1024" office:value-type="float" office:value="0.0331916809082031" calcext:value-type="float">
            <text:p>0.033191680908203</text:p>
          </table:table-cell>
          <table:table-cell table:formula="of:=[.R35]/1024/1024" office:value-type="float" office:value="0.0243263244628906" calcext:value-type="float">
            <text:p>0.024326324462891</text:p>
          </table:table-cell>
          <table:table-cell table:formula="of:=[.S35]/1024/1024" office:value-type="float" office:value="0.00140762329101563" calcext:value-type="float">
            <text:p>0.001407623291016</text:p>
          </table:table-cell>
          <table:table-cell table:formula="of:=[.T35]/1024/1024" office:value-type="float" office:value="0.954147338867188" calcext:value-type="float">
            <text:p>0.95414733886718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00293404" calcext:value-type="float">
            <text:p>800293404</text:p>
          </table:table-cell>
          <table:table-cell office:value-type="float" office:value="800284108" calcext:value-type="float">
            <text:p>800284108</text:p>
          </table:table-cell>
          <table:table-cell office:value-type="float" office:value="440092" calcext:value-type="float">
            <text:p>440092</text:p>
          </table:table-cell>
          <table:table-cell office:value-type="float" office:value="1000616" calcext:value-type="float">
            <text:p>10006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293404" calcext:value-type="float">
            <text:p>800293404</text:p>
          </table:table-cell>
          <table:table-cell office:value-type="float" office:value="800284108" calcext:value-type="float">
            <text:p>800284108</text:p>
          </table:table-cell>
          <table:table-cell office:value-type="float" office:value="440092" calcext:value-type="float">
            <text:p>440092</text:p>
          </table:table-cell>
          <table:table-cell office:value-type="float" office:value="2032888" calcext:value-type="float">
            <text:p>203288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Q36]/1024/1024" office:value-type="float" office:value="1.9334831237793" calcext:value-type="float">
            <text:p>1.9334831237793</text:p>
          </table:table-cell>
          <table:table-cell table:formula="of:=[.R36]/1024/1024" office:value-type="float" office:value="1.92461776733398" calcext:value-type="float">
            <text:p>1.92461776733398</text:p>
          </table:table-cell>
          <table:table-cell table:formula="of:=[.S36]/1024/1024" office:value-type="float" office:value="0.0210533142089844" calcext:value-type="float">
            <text:p>0.021053314208984</text:p>
          </table:table-cell>
          <table:table-cell table:formula="of:=[.T36]/1024/1024" office:value-type="float" office:value="0.120185852050781" calcext:value-type="float">
            <text:p>0.12018585205078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00" calcext:value-type="float">
            <text:p>5000</text:p>
          </table:table-cell>
          <table:table-cell table:formula="of:=[.Q37]/1024/1024" office:value-type="float" office:value="47.7632560729981" calcext:value-type="float">
            <text:p>47.7632560729981</text:p>
          </table:table-cell>
          <table:table-cell table:formula="of:=[.R37]/1024/1024" office:value-type="float" office:value="47.7543907165527" calcext:value-type="float">
            <text:p>47.7543907165527</text:p>
          </table:table-cell>
          <table:table-cell table:formula="of:=[.S37]/1024/1024" office:value-type="float" office:value="0.104976654052734" calcext:value-type="float">
            <text:p>0.104976654052734</text:p>
          </table:table-cell>
          <table:table-cell table:formula="of:=[.T37]/1024/1024" office:value-type="float" office:value="0.555290222167969" calcext:value-type="float">
            <text:p>0.55529022216796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  <table:table-cell table:formula="of:=[.Q38]/1024/1024" office:value-type="float" office:value="190.881160736084" calcext:value-type="float">
            <text:p>190.881160736084</text:p>
          </table:table-cell>
          <table:table-cell table:formula="of:=[.R38]/1024/1024" office:value-type="float" office:value="190.872295379639" calcext:value-type="float">
            <text:p>190.872295379639</text:p>
          </table:table-cell>
          <table:table-cell table:formula="of:=[.S38]/1024/1024" office:value-type="float" office:value="0.209896087646484" calcext:value-type="float">
            <text:p>0.209896087646484</text:p>
          </table:table-cell>
          <table:table-cell table:formula="of:=[.T38]/1024/1024" office:value-type="float" office:value="1.02696990966797" calcext:value-type="float">
            <text:p>1.0269699096679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00" calcext:value-type="float">
            <text:p>20000</text:p>
          </table:table-cell>
          <table:table-cell table:formula="of:=[.Q39]/1024/1024" office:value-type="float" office:value="763.219264984131" calcext:value-type="float">
            <text:p>763.219264984131</text:p>
          </table:table-cell>
          <table:table-cell table:formula="of:=[.R39]/1024/1024" office:value-type="float" office:value="763.210399627686" calcext:value-type="float">
            <text:p>763.210399627686</text:p>
          </table:table-cell>
          <table:table-cell table:formula="of:=[.S39]/1024/1024" office:value-type="float" office:value="0.419704437255859" calcext:value-type="float">
            <text:p>0.419704437255859</text:p>
          </table:table-cell>
          <table:table-cell table:formula="of:=[.T39]/1024/1024" office:value-type="float" office:value="1.93871307373047" calcext:value-type="float">
            <text:p>1.9387130737304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0000" calcext:value-type="float">
            <text:p>50000</text:p>
          </table:table-cell>
          <table:table-cell table:formula="of:=[.Q40]/1024/1024" office:value-type="float" office:value="4769.05193710327" calcext:value-type="float">
            <text:p>4769.05193710327</text:p>
          </table:table-cell>
          <table:table-cell table:formula="of:=[.R40]/1024/1024" office:value-type="float" office:value="4769.04307174683" calcext:value-type="float">
            <text:p>4769.04307174683</text:p>
          </table:table-cell>
          <table:table-cell table:formula="of:=[.S40]/1024/1024" office:value-type="float" office:value="1.04912948608398" calcext:value-type="float">
            <text:p>1.04912948608398</text:p>
          </table:table-cell>
          <table:table-cell table:formula="of:=[.T40]/1024/1024" office:value-type="float" office:value="5.39446258544922" calcext:value-type="float">
            <text:p>5.394462585449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49:.C53])" office:value-type="float" office:value="800293404" calcext:value-type="float">
            <text:p>800293404</text:p>
          </table:table-cell>
          <table:table-cell table:formula="of:=AVERAGE([.D49:.D53])" office:value-type="float" office:value="800284108" calcext:value-type="float">
            <text:p>800284108</text:p>
          </table:table-cell>
          <table:table-cell table:formula="of:=AVERAGE([.E49:.E53])" office:value-type="float" office:value="440092" calcext:value-type="float">
            <text:p>440092</text:p>
          </table:table-cell>
          <table:table-cell table:formula="of:=AVERAGE([.F49:.F53])" office:value-type="float" office:value="1000616" calcext:value-type="float">
            <text:p>1000616</text:p>
          </table:table-cell>
          <table:table-cell table:formula="of:=AVERAGE([.G49:.G5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VG</text:p>
          </table:table-cell>
          <table:table-cell table:formula="of:=AVERAGE([.J49:.J53])" office:value-type="float" office:value="800293404" calcext:value-type="float">
            <text:p>800293404</text:p>
          </table:table-cell>
          <table:table-cell table:formula="of:=AVERAGE([.K49:.K53])" office:value-type="float" office:value="800284108" calcext:value-type="float">
            <text:p>800284108</text:p>
          </table:table-cell>
          <table:table-cell table:formula="of:=AVERAGE([.L49:.L53])" office:value-type="float" office:value="440092" calcext:value-type="float">
            <text:p>440092</text:p>
          </table:table-cell>
          <table:table-cell table:formula="of:=AVERAGE([.M49:.M53])" office:value-type="float" office:value="2032888" calcext:value-type="float">
            <text:p>2032888</text:p>
          </table:table-cell>
          <table:table-cell table:formula="of:=AVERAGE([.N49:.N5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2">
          <table:table-cell table:number-columns-repeated="21"/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valgri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xtra heap</text:p>
          </table:table-cell>
          <table:table-cell office:value-type="string" calcext:value-type="string">
            <text:p>stack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00713404" calcext:value-type="float">
            <text:p>5000713404</text:p>
          </table:table-cell>
          <table:table-cell office:value-type="float" office:value="5000704108" calcext:value-type="float">
            <text:p>5000704108</text:p>
          </table:table-cell>
          <table:table-cell office:value-type="float" office:value="1100092" calcext:value-type="float">
            <text:p>1100092</text:p>
          </table:table-cell>
          <table:table-cell office:value-type="float" office:value="1000600" calcext:value-type="float">
            <text:p>10006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00713404" calcext:value-type="float">
            <text:p>5000713404</text:p>
          </table:table-cell>
          <table:table-cell office:value-type="float" office:value="5000704108" calcext:value-type="float">
            <text:p>5000704108</text:p>
          </table:table-cell>
          <table:table-cell office:value-type="float" office:value="1100092" calcext:value-type="float">
            <text:p>1100092</text:p>
          </table:table-cell>
          <table:table-cell office:value-type="float" office:value="5656504" calcext:value-type="float">
            <text:p>5656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58:.C62])" office:value-type="float" office:value="5000713404" calcext:value-type="float">
            <text:p>5000713404</text:p>
          </table:table-cell>
          <table:table-cell table:formula="of:=AVERAGE([.D58:.D62])" office:value-type="float" office:value="5000704108" calcext:value-type="float">
            <text:p>5000704108</text:p>
          </table:table-cell>
          <table:table-cell table:formula="of:=AVERAGE([.E58:.E62])" office:value-type="float" office:value="1100092" calcext:value-type="float">
            <text:p>1100092</text:p>
          </table:table-cell>
          <table:table-cell table:formula="of:=AVERAGE([.F58:.F62])" office:value-type="float" office:value="1000600" calcext:value-type="float">
            <text:p>1000600</text:p>
          </table:table-cell>
          <table:table-cell table:formula="of:=AVERAGE([.G58:.G6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VG</text:p>
          </table:table-cell>
          <table:table-cell table:formula="of:=AVERAGE([.J58:.J62])" office:value-type="float" office:value="5000713404" calcext:value-type="float">
            <text:p>5000713404</text:p>
          </table:table-cell>
          <table:table-cell table:formula="of:=AVERAGE([.K58:.K62])" office:value-type="float" office:value="5000704108" calcext:value-type="float">
            <text:p>5000704108</text:p>
          </table:table-cell>
          <table:table-cell table:formula="of:=AVERAGE([.L58:.L62])" office:value-type="float" office:value="1100092" calcext:value-type="float">
            <text:p>1100092</text:p>
          </table:table-cell>
          <table:table-cell table:formula="of:=AVERAGE([.M58:.M62])" office:value-type="float" office:value="5656504" calcext:value-type="float">
            <text:p>5656504</text:p>
          </table:table-cell>
          <table:table-cell table:formula="of:=AVERAGE([.N58:.N62])" office:value-type="string" office:string-value="" calcext:value-type="error">
            <text:p>#DIV/0!</text:p>
          </table:table-cell>
          <table:table-cell table:number-columns-repeated="7"/>
        </table:table-row>
      </table:table>
      <table:table table:name="Graphs" table:style-name="ta2">
        <table:shapes>
          <draw:frame draw:z-index="0" draw:style-name="gr2" draw:text-style-name="P1" svg:width="658.97pt" svg:height="336.16pt" svg:x="64.09pt" svg:y="16.33pt">
            <draw:object draw:notify-on-update-of-ranges="Final.P19:Final.P25 Final.P17:Final.P17 Final.Q19:Final.Q25 Final.P45:Final.P45 Final.Q47:Final.Q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659.42pt" svg:height="353.25pt" svg:x="64.01pt" svg:y="362.38pt">
            <draw:object draw:notify-on-update-of-ranges="Final.P47:Final.P53 Final.P17:Final.P17 Final.T19:Final.T25 Final.P45:Final.P45 Final.T47:Final.T5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08:54:19.286020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creation-date>2020-02-13T23:54:45Z</meta:creation-date>
    <dc:date>2020-02-19T09:23:49.462375927</dc:date>
    <meta:print-date>2020-02-13T20:19:39Z</meta:print-date>
    <meta:editing-cycles>23</meta:editing-cycles>
    <meta:editing-duration>PT1H14M56S</meta:editing-duration>
    <meta:document-statistic meta:table-count="4" meta:cell-count="10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2">
      <style:chart-properties chart:display-label="true" chart:tick-marks-major-inner="false" chart:tick-marks-major-outer="false" chart:logarithmic="false" chart:maximum="600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label-position="top">
        <chart:label-separator>
          <text:p>,</text:p>
        </chart:label-separator>
      </style:chart-properties>
      <style:graphic-properties svg:stroke-width="0.079cm" svg:stroke-color="#4472c4" draw:fill="none" draw:fill-color="#4472c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label-position="top">
        <chart:label-separator>
          <text:p>,</text:p>
        </chart:label-separator>
      </style:chart-properties>
      <style:graphic-properties svg:stroke-width="0.079cm" svg:stroke-color="#ed7d31" draw:fill="none" draw:fill-color="#ed7d31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346cm" svg:height="7.62cm" xlink:href=".." xlink:type="simple" chart:class="chart:line" chart:style-name="ch1">
        <chart:title svg:x="5.017cm" svg:y="0.287cm" chart:style-name="ch2">
          <text:p>Average Time taken</text:p>
        </chart:title>
        <chart:legend chart:legend-position="bottom" svg:x="5.133cm" svg:y="7.048cm" style:legend-expansion="wide" chart:style-name="ch3"/>
        <chart:plot-area chart:style-name="ch4" table:cell-range-address="'Test 1'.I3:'Test 1'.K8" chart:data-source-has-labels="both" svg:x="1.366cm" svg:y="1.318cm" svg:width="13.674cm" svg:height="4.364cm">
          <chartooo:coordinate-region svg:x="2.631cm" svg:y="1.504cm" svg:width="11.879cm" svg:height="3.558cm"/>
          <chart:axis chart:dimension="x" chart:name="primary-x" chart:style-name="ch5" chartooo:axis-type="text">
            <chart:title svg:x="6.512cm" svg:y="5.835cm" chart:style-name="ch6">
              <text:p>Problem Size (nxn)</text:p>
            </chart:title>
            <chart:categories table:cell-range-address="'Test 1'.I4:'Test 1'.I8"/>
          </chart:axis>
          <chart:axis chart:dimension="y" chart:name="primary-y" chart:style-name="ch7">
            <chart:title svg:x="0.451cm" svg:y="5.297cm" chart:style-name="ch8">
              <text:p>Time in seconds (.s)</text:p>
            </chart:title>
            <chart:grid chart:style-name="ch9" chart:class="major"/>
          </chart:axis>
          <chart:series chart:style-name="ch10" chart:values-cell-range-address="'Test 1'.J4:'Test 1'.J8" chart:label-cell-address="'Test 1'.J3:'Test 1'.J3" chart:class="chart:line">
            <chart:data-point chart:repeated="5"/>
          </chart:series>
          <chart:series chart:style-name="ch11" chart:values-cell-range-address="'Test 1'.K4:'Test 1'.K8" chart:label-cell-address="'Test 1'.K3:'Test 1'.K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ve</text:p>
                <draw:g>
                  <svg:desc>'Test 1'.J3:'Test 1'.J3</svg:desc>
                </draw:g>
              </table:table-cell>
              <table:table-cell office:value-type="string">
                <text:p>Recursive</text:p>
                <draw:g>
                  <svg:desc>'Test 1'.K3:'Test 1'.K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Test 1'.I4:'Test 1'.I8</svg:desc>
                </draw:g>
              </table:table-cell>
              <table:table-cell office:value-type="float" office:value="0.0027628">
                <text:p>0.0027628</text:p>
                <draw:g>
                  <svg:desc>'Test 1'.J4:'Test 1'.J8</svg:desc>
                </draw:g>
              </table:table-cell>
              <table:table-cell office:value-type="float" office:value="0.0071966">
                <text:p>0.0071966</text:p>
                <draw:g>
                  <svg:desc>'Test 1'.K4:'Test 1'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5906">
                <text:p>0.0035906</text:p>
              </table:table-cell>
              <table:table-cell office:value-type="float" office:value="48.4170812">
                <text:p>48.41708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2025828">
                <text:p>7.2025828</text:p>
              </table:table-cell>
              <table:table-cell office:value-type="float" office:value="33.4209682">
                <text:p>33.420968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9.0211118">
                <text:p>29.0211118</text:p>
              </table:table-cell>
              <table:table-cell office:value-type="float" office:value="137.942014">
                <text:p>137.94201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14.6996384">
                <text:p>114.6996384</text:p>
              </table:table-cell>
              <table:table-cell office:value-type="float" office:value="584.7393926">
                <text:p>584.7393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121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label-position="top">
        <chart:label-separator>
          <text:p>,</text:p>
        </chart:label-separator>
      </style:chart-properties>
      <style:graphic-properties svg:stroke-width="0.079cm" svg:stroke-color="#4472c4" draw:fill="none" draw:fill-color="#4472c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label-position="top">
        <chart:label-separator>
          <text:p>,</text:p>
        </chart:label-separator>
      </style:chart-properties>
      <style:graphic-properties svg:stroke-width="0.079cm" svg:stroke-color="#ed7d31" draw:fill="none" draw:fill-color="#ed7d31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346cm" svg:height="7.62cm" xlink:href=".." xlink:type="simple" chart:class="chart:line" chart:style-name="ch1">
        <chart:title svg:x="4.726cm" svg:y="0.287cm" chart:style-name="ch2">
          <text:p>Average Memory used</text:p>
        </chart:title>
        <chart:legend chart:legend-position="bottom" svg:x="5.133cm" svg:y="7.048cm" style:legend-expansion="wide" chart:style-name="ch3"/>
        <chart:plot-area chart:style-name="ch4" table:cell-range-address="'Test 1'.I4:'Test 1'.I8 'Test 1'.L3:'Test 1'.M8" chart:data-source-has-labels="both" svg:x="1.366cm" svg:y="1.318cm" svg:width="13.674cm" svg:height="4.364cm">
          <chartooo:coordinate-region svg:x="3.055cm" svg:y="1.504cm" svg:width="11.455cm" svg:height="3.558cm"/>
          <chart:axis chart:dimension="x" chart:name="primary-x" chart:style-name="ch5" chartooo:axis-type="text">
            <chart:title svg:x="6.512cm" svg:y="5.835cm" chart:style-name="ch6">
              <text:p>Problem Size (nxn)</text:p>
            </chart:title>
            <chart:categories table:cell-range-address="'Test 1'.I4:'Test 1'.I8"/>
          </chart:axis>
          <chart:axis chart:dimension="y" chart:name="primary-y" chart:style-name="ch7">
            <chart:title svg:x="0.451cm" svg:y="5.178cm" chart:style-name="ch8">
              <text:p>Memory used (MB)</text:p>
            </chart:title>
            <chart:grid chart:style-name="ch9" chart:class="major"/>
          </chart:axis>
          <chart:series chart:style-name="ch10" chart:values-cell-range-address="'Test 1'.L4:'Test 1'.L8" chart:label-cell-address="'Test 1'.L3:'Test 1'.L3" chart:class="chart:line">
            <chart:data-point chart:repeated="5"/>
          </chart:series>
          <chart:series chart:style-name="ch11" chart:values-cell-range-address="'Test 1'.M4:'Test 1'.M8" chart:label-cell-address="'Test 1'.M3:'Test 1'.M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ve</text:p>
                <draw:g>
                  <svg:desc>'Test 1'.L3:'Test 1'.L3</svg:desc>
                </draw:g>
              </table:table-cell>
              <table:table-cell office:value-type="string">
                <text:p>Recursive</text:p>
                <draw:g>
                  <svg:desc>'Test 1'.M3:'Test 1'.M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Test 1'.I4:'Test 1'.I8</svg:desc>
                </draw:g>
              </table:table-cell>
              <table:table-cell office:value-type="float" office:value="0.0133380889892578">
                <text:p>0.0133380889892578</text:p>
                <draw:g>
                  <svg:desc>'Test 1'.L4:'Test 1'.L8</svg:desc>
                </draw:g>
              </table:table-cell>
              <table:table-cell office:value-type="float" office:value="0.0133380889892578">
                <text:p>0.0133380889892578</text:p>
                <draw:g>
                  <svg:desc>'Test 1'.M4:'Test 1'.M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526485443115234">
                <text:p>0.0526485443115234</text:p>
              </table:table-cell>
              <table:table-cell office:value-type="float" office:value="0.0526485443115234">
                <text:p>0.05264854431152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81.654172897339">
                <text:p>381.654172897339</text:p>
              </table:table-cell>
              <table:table-cell office:value-type="float" office:value="381.654172897339">
                <text:p>381.65417289733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526.23501396179">
                <text:p>1526.23501396179</text:p>
              </table:table-cell>
              <table:table-cell office:value-type="float" office:value="1526.23501396179">
                <text:p>1526.2350139617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6104.2150554657">
                <text:p>6104.2150554657</text:p>
              </table:table-cell>
              <table:table-cell office:value-type="float" office:value="6104.2150554657">
                <text:p>6104.21505546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19cm" xlink:href=".." xlink:type="simple" chart:class="chart:line" chart:style-name="ch1">
        <chart:legend chart:legend-position="end" svg:x="13.244cm" svg:y="3.961cm" style:legend-expansion="high" chart:style-name="ch2"/>
        <chart:plot-area chart:style-name="ch3" table:cell-range-address="'Test 2'.P3:'Test 2'.P9 'Test 2'.O3:'Test 2'.O8" chart:data-source-has-labels="both" svg:x="0.319cm" svg:y="0.18cm" svg:width="12.606cm" svg:height="8.659cm">
          <chartooo:coordinate-region svg:x="1.854cm" svg:y="0.18cm" svg:width="10.155cm" svg:height="5.76cm"/>
          <chart:axis chart:dimension="x" chart:name="primary-x" chart:style-name="ch4" chartooo:axis-type="auto">
            <chartooo:date-scale/>
            <chart:categories table:cell-range-address="'Test 2'.P4:'Test 2'.P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t 2'.O4:'Test 2'.O8" chart:label-cell-address="'Test 2'.O3:'Test 2'.O3" chart:class="chart:line">
            <chart:data-point chart:repeated="5"/>
          </chart:series>
          <chart:series chart:style-name="ch7" chart:values-cell-range-address="'Test 2'.P4:'Test 2'.P8" chart:label-cell-address="'Test 2'.P3:'Test 2'.P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ve</text:p>
                <draw:g>
                  <svg:desc>'Test 2'.O3:'Test 2'.O3</svg:desc>
                </draw:g>
              </table:table-cell>
              <table:table-cell office:value-type="string">
                <text:p>recursive</text:p>
                <draw:g>
                  <svg:desc>'Test 2'.P3:'Test 2'.P3</svg:desc>
                </draw:g>
              </table:table-cell>
            </table:table-row>
          </table:table-header-rows>
          <table:table-rows>
            <table:table-row>
              <table:table-cell office:value-type="float" office:value="0.0133380889892578">
                <text:p>0.0133380889892578</text:p>
                <draw:g>
                  <svg:desc>'Test 2'.P4:'Test 2'.P9</svg:desc>
                </draw:g>
              </table:table-cell>
              <table:table-cell office:value-type="float" office:value="0.0131072998046875">
                <text:p>0.0131072998046875</text:p>
                <draw:g>
                  <svg:desc>'Test 2'.O4:'Test 2'.O8</svg:desc>
                </draw:g>
              </table:table-cell>
              <table:table-cell office:value-type="float" office:value="0.0133380889892578">
                <text:p>0.0133380889892578</text:p>
                <draw:g>
                  <svg:desc>'Test 2'.P4:'Test 2'.P8</svg:desc>
                </draw:g>
              </table:table-cell>
            </table:table-row>
            <table:table-row>
              <table:table-cell office:value-type="float" office:value="0.0526485443115234">
                <text:p>0.0526485443115234</text:p>
              </table:table-cell>
              <table:table-cell office:value-type="float" office:value="0.0331916809082031">
                <text:p>0.0331916809082031</text:p>
              </table:table-cell>
              <table:table-cell office:value-type="float" office:value="0.0526485443115234">
                <text:p>0.0526485443115234</text:p>
              </table:table-cell>
            </table:table-row>
            <table:table-row>
              <table:table-cell office:value-type="float" office:value="0.168806076049805">
                <text:p>0.168806076049805</text:p>
              </table:table-cell>
              <table:table-cell office:value-type="float" office:value="0.0917472839355469">
                <text:p>0.0917472839355469</text:p>
              </table:table-cell>
              <table:table-cell office:value-type="float" office:value="0.168806076049805">
                <text:p>0.168806076049805</text:p>
              </table:table-cell>
            </table:table-row>
            <table:table-row>
              <table:table-cell office:value-type="float" office:value="0.975042343139648">
                <text:p>0.975042343139648</text:p>
              </table:table-cell>
              <table:table-cell office:value-type="float" office:value="0.496295928955078">
                <text:p>0.496295928955078</text:p>
              </table:table-cell>
              <table:table-cell office:value-type="float" office:value="0.975042343139648">
                <text:p>0.975042343139648</text:p>
              </table:table-cell>
            </table:table-row>
            <table:table-row>
              <table:table-cell office:value-type="float" office:value="3.84464836120605">
                <text:p>3.84464836120605</text:p>
              </table:table-cell>
              <table:table-cell office:value-type="float" office:value="1.9334831237793">
                <text:p>1.9334831237793</text:p>
              </table:table-cell>
              <table:table-cell office:value-type="float" office:value="3.84464836120605">
                <text:p>3.844648361206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19cm" xlink:href=".." xlink:type="simple" chart:class="chart:line" chart:style-name="ch1">
        <chart:legend chart:legend-position="end" svg:x="13.244cm" svg:y="3.961cm" style:legend-expansion="high" chart:style-name="ch2"/>
        <chart:plot-area chart:style-name="ch3" table:cell-range-address="'Test 2'.N4:'Test 2'.N9 'Test 2'.Q3:'Test 2'.R9" chart:data-source-has-labels="both" svg:x="0.319cm" svg:y="0.18cm" svg:width="12.606cm" svg:height="8.659cm">
          <chartooo:coordinate-region svg:x="1.311cm" svg:y="0.379cm" svg:width="11.242cm" svg:height="7.813cm"/>
          <chart:axis chart:dimension="x" chart:name="primary-x" chart:style-name="ch4" chartooo:axis-type="auto">
            <chartooo:date-scale/>
            <chart:categories table:cell-range-address="'Test 2'.N4:'Test 2'.N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t 2'.Q4:'Test 2'.Q9" chart:label-cell-address="'Test 2'.Q3:'Test 2'.Q3" chart:class="chart:line">
            <chart:data-point chart:repeated="6"/>
          </chart:series>
          <chart:series chart:style-name="ch7" chart:values-cell-range-address="'Test 2'.R4:'Test 2'.R9" chart:label-cell-address="'Test 2'.R3:'Test 2'.R3" chart:class="chart:line">
            <chart:data-point chart:repeated="3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ve</text:p>
                <draw:g>
                  <svg:desc>'Test 2'.Q3:'Test 2'.Q3</svg:desc>
                </draw:g>
              </table:table-cell>
              <table:table-cell office:value-type="string">
                <text:p>recursive</text:p>
                <draw:g>
                  <svg:desc>'Test 2'.R3:'Test 2'.R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Test 2'.N4:'Test 2'.N9</svg:desc>
                </draw:g>
              </table:table-cell>
              <table:table-cell office:value-type="float" office:value="0.001296">
                <text:p>0.001296</text:p>
                <draw:g>
                  <svg:desc>'Test 2'.Q4:'Test 2'.Q9</svg:desc>
                </draw:g>
              </table:table-cell>
              <table:table-cell office:value-type="float" office:value="0.423088">
                <text:p>0.423088</text:p>
                <draw:g>
                  <svg:desc>'Test 2'.R4:'Test 2'.R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2253">
                <text:p>0.002253</text:p>
              </table:table-cell>
              <table:table-cell office:value-type="float" office:value="0.199716">
                <text:p>0.19971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464">
                <text:p>0.00464</text:p>
              </table:table-cell>
              <table:table-cell office:value-type="float" office:value="0.233136">
                <text:p>0.2331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21294">
                <text:p>0.021294</text:p>
              </table:table-cell>
              <table:table-cell office:value-type="float" office:value="3.143523">
                <text:p>3.14352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6933">
                <text:p>0.086933</text:p>
              </table:table-cell>
              <table:table-cell office:value-type="float" office:value="21.954467">
                <text:p>21.95446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971508">
                <text:p>1.971508</text:p>
              </table:table-cell>
              <table:table-cell office:value-type="float" office:value="2390.637723">
                <text:p>2390.6377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48cm" svg:height="11.86cm" xlink:href=".." xlink:type="simple" chart:class="chart:line" chart:style-name="ch1">
        <chart:title svg:x="10.734cm" svg:y="0.373cm" chart:style-name="ch2">
          <text:p>Valgrind</text:p>
        </chart:title>
        <chart:legend chart:legend-position="end" svg:x="20.369cm" svg:y="5.382cm" style:legend-expansion="high" chart:style-name="ch3"/>
        <chart:plot-area chart:style-name="ch4" table:cell-range-address="Final.P19:Final.Q25 Final.P17:Final.P17 Final.P45:Final.P45 Final.Q47:Final.Q53" chart:data-source-has-labels="both" svg:x="1.475cm" svg:y="1.389cm" svg:width="18.43cm" svg:height="9.253cm">
          <chartooo:coordinate-region svg:x="2.467cm" svg:y="1.588cm" svg:width="16.973cm" svg:height="8.407cm"/>
          <chart:axis chart:dimension="x" chart:name="primary-x" chart:style-name="ch5" chartooo:axis-type="auto">
            <chartooo:date-scale/>
            <chart:title svg:x="9.244cm" svg:y="10.879cm" chart:style-name="ch6">
              <text:p>Memory Used (MB)</text:p>
            </chart:title>
            <chart:categories table:cell-range-address="Final.P19:Final.P25"/>
          </chart:axis>
          <chart:axis chart:dimension="y" chart:name="primary-y" chart:style-name="ch5">
            <chart:title svg:x="0.451cm" svg:y="7.303cm" chart:style-name="ch7">
              <text:p>Problem Size (N)</text:p>
            </chart:title>
            <chart:grid chart:style-name="ch8" chart:class="major"/>
          </chart:axis>
          <chart:series chart:style-name="ch9" chart:values-cell-range-address="Final.Q19:Final.Q25" chart:label-cell-address="Final.P17:Final.P17" chart:class="chart:line">
            <chart:data-point chart:repeated="7"/>
          </chart:series>
          <chart:series chart:style-name="ch10" chart:values-cell-range-address="Final.Q47:Final.Q53" chart:label-cell-address="Final.P45:Final.P4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ve</text:p>
                <draw:g>
                  <svg:desc>Final.P17:Final.P17</svg:desc>
                </draw:g>
              </table:table-cell>
              <table:table-cell office:value-type="string">
                <text:p>Recursive</text:p>
                <draw:g>
                  <svg:desc>Final.P45:Final.P4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inal.P19:Final.P25</svg:desc>
                </draw:g>
              </table:table-cell>
              <table:table-cell office:value-type="float" office:value="0.0131368637084961">
                <text:p>0.0131368637084961</text:p>
                <draw:g>
                  <svg:desc>Final.Q19:Final.Q25</svg:desc>
                </draw:g>
              </table:table-cell>
              <table:table-cell office:value-type="float" office:value="0.0131368637084961">
                <text:p>0.0131368637084961</text:p>
                <draw:g>
                  <svg:desc>Final.Q47:Final.Q5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31916809082031">
                <text:p>0.0331916809082031</text:p>
              </table:table-cell>
              <table:table-cell office:value-type="float" office:value="0.0331916809082031">
                <text:p>0.03319168090820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9334831237793">
                <text:p>1.9334831237793</text:p>
              </table:table-cell>
              <table:table-cell office:value-type="float" office:value="1.9334831237793">
                <text:p>1.933483123779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7.7632560729981">
                <text:p>47.7632560729981</text:p>
              </table:table-cell>
              <table:table-cell office:value-type="float" office:value="47.7632560729981">
                <text:p>47.763256072998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0.881160736084">
                <text:p>190.881160736084</text:p>
              </table:table-cell>
              <table:table-cell office:value-type="float" office:value="190.881160736084">
                <text:p>190.88116073608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63.219264984131">
                <text:p>763.219264984131</text:p>
              </table:table-cell>
              <table:table-cell office:value-type="float" office:value="763.219264984131">
                <text:p>763.21926498413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769.05193710327">
                <text:p>4769.05193710327</text:p>
              </table:table-cell>
              <table:table-cell office:value-type="float" office:value="4769.05193710327">
                <text:p>4769.051937103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64cm" svg:height="12.463cm" xlink:href=".." xlink:type="simple" chart:class="chart:line" chart:style-name="ch1">
        <chart:title svg:x="10.98cm" svg:y="0.385cm" chart:style-name="ch2">
          <text:p>Stack</text:p>
        </chart:title>
        <chart:legend chart:legend-position="end" svg:x="20.385cm" svg:y="5.683cm" style:legend-expansion="high" chart:style-name="ch3"/>
        <chart:plot-area chart:style-name="ch4" table:cell-range-address="Final.P47:Final.P53 Final.P17:Final.P17 Final.T19:Final.T25 Final.P45:Final.P45 Final.T47:Final.T53" chart:data-source-has-labels="both" svg:x="1.476cm" svg:y="1.413cm" svg:width="18.444cm" svg:height="9.82cm">
          <chartooo:coordinate-region svg:x="1.912cm" svg:y="1.612cm" svg:width="17.543cm" svg:height="8.974cm"/>
          <chart:axis chart:dimension="x" chart:name="primary-x" chart:style-name="ch5" chartooo:axis-type="auto">
            <chartooo:date-scale/>
            <chart:title svg:x="9.41cm" svg:y="11.482cm" chart:style-name="ch6">
              <text:p>Problem Size (N)</text:p>
            </chart:title>
            <chart:categories table:cell-range-address="Final.P47:Final.P53"/>
          </chart:axis>
          <chart:axis chart:dimension="y" chart:name="primary-y" chart:style-name="ch7">
            <chart:title svg:x="0.451cm" svg:y="7.769cm" chart:style-name="ch8">
              <text:p>Memory Used (MB)</text:p>
            </chart:title>
            <chart:grid chart:style-name="ch9" chart:class="major"/>
          </chart:axis>
          <chart:series chart:style-name="ch10" chart:values-cell-range-address="Final.T19:Final.T25" chart:label-cell-address="Final.P17:Final.P17" chart:class="chart:line">
            <chart:data-point chart:repeated="7"/>
          </chart:series>
          <chart:series chart:style-name="ch11" chart:values-cell-range-address="Final.T47:Final.T53" chart:label-cell-address="Final.P45:Final.P4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ve</text:p>
                <draw:g>
                  <svg:desc>Final.P17:Final.P17</svg:desc>
                </draw:g>
              </table:table-cell>
              <table:table-cell office:value-type="string">
                <text:p>Recursive</text:p>
                <draw:g>
                  <svg:desc>Final.P45:Final.P4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inal.P47:Final.P53</svg:desc>
                </draw:g>
              </table:table-cell>
              <table:table-cell office:value-type="float" office:value="0.954246520996094">
                <text:p>0.954246520996094</text:p>
                <draw:g>
                  <svg:desc>Final.T19:Final.T25</svg:desc>
                </draw:g>
              </table:table-cell>
              <table:table-cell office:value-type="float" office:value="0.954147338867188">
                <text:p>0.954147338867188</text:p>
                <draw:g>
                  <svg:desc>Final.T47:Final.T5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54544067382813">
                <text:p>0.954544067382813</text:p>
              </table:table-cell>
              <table:table-cell office:value-type="float" office:value="0.954147338867188">
                <text:p>0.9541473388671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54193115234375">
                <text:p>0.954193115234375</text:p>
              </table:table-cell>
              <table:table-cell office:value-type="float" office:value="0.120185852050781">
                <text:p>0.12018585205078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54025268554688">
                <text:p>0.954025268554688</text:p>
              </table:table-cell>
              <table:table-cell office:value-type="float" office:value="0.555290222167969">
                <text:p>0.55529022216796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54147338867188">
                <text:p>0.954147338867188</text:p>
              </table:table-cell>
              <table:table-cell office:value-type="float" office:value="1.02696990966797">
                <text:p>1.0269699096679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54261779785156">
                <text:p>0.954261779785156</text:p>
              </table:table-cell>
              <table:table-cell office:value-type="float" office:value="1.93871307373047">
                <text:p>1.9387130737304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954246520996094">
                <text:p>0.954246520996094</text:p>
              </table:table-cell>
              <table:table-cell office:value-type="float" office:value="5.39446258544922">
                <text:p>5.394462585449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